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2.104cm"/>
    </style:style>
    <style:style style:name="co11" style:family="table-column">
      <style:table-column-properties fo:break-before="auto" style:column-width="4.228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3.004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2.731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la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4" table:number-columns-repeated="20" table:default-cell-style-name="Default"/>
        <table:table-column table:style-name="co16" table:number-columns-repeated="10" table:default-cell-style-name="Default"/>
        <table:table-column table:style-name="co17" table:default-cell-style-name="Default"/>
        <table:table-column table:style-name="co16" table:number-columns-repeated="20" table:default-cell-style-name="Default"/>
        <table:table-row table:style-name="ro1">
          <table:table-cell office:value-type="string" calcext:value-type="string">
            <text:p>Sistema de Informações Hidrológicas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Versão Web 3.0</text:p>
          </table:table-cell>
          <table:table-cell/>
          <table:table-cell table:style-name="Default"/>
          <table:table-cell office:value-type="string" calcext:value-type="string">
            <text:p>Observações:</text:p>
          </table:table-cell>
          <table:table-cell office:value-type="float" office:value="215" calcext:value-type="float">
            <text:p>215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© 2018 Agência Nacional de Águas (ANA)</text:p>
          </table:table-cell>
          <table:table-cell/>
          <table:table-cell table:style-name="Default"/>
          <table:table-cell office:value-type="string" calcext:value-type="string">
            <text:p>Variáveis:</text:p>
          </table:table-cell>
          <table:table-cell office:value-type="float" office:value="75" calcext:value-type="float">
            <text:p>75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NivelConsistencia: 1 = Bruto, 2 = Consistido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TipoMedicaoChuvas: 1 = Pluviômetro, 2 = Pluviógrafo, 3 = Data logger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tatus: 0 = Branco, 1 = Real, 2 = Estimado, 3 = Duvidoso, 4 = Acumulado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Restrições da consulta: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Código da Estação:01340039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+1" office:value-type="float" office:value="2" calcext:value-type="float">
            <text:p>2</text:p>
          </table:table-cell>
          <table:table-cell table:style-name="Default" table:formula="of:=[.B12]+1" office:value-type="float" office:value="3" calcext:value-type="float">
            <text:p>3</text:p>
          </table:table-cell>
          <table:table-cell table:formula="of:=[.C12]+1" office:value-type="float" office:value="4" calcext:value-type="float">
            <text:p>4</text:p>
          </table:table-cell>
          <table:table-cell table:formula="of:=[.D12]+1" office:value-type="float" office:value="5" calcext:value-type="float">
            <text:p>5</text:p>
          </table:table-cell>
          <table:table-cell table:formula="of:=[.E12]+1" office:value-type="float" office:value="6" calcext:value-type="float">
            <text:p>6</text:p>
          </table:table-cell>
          <table:table-cell table:formula="of:=[.F12]+1" office:value-type="float" office:value="7" calcext:value-type="float">
            <text:p>7</text:p>
          </table:table-cell>
          <table:table-cell table:formula="of:=[.G12]+1" office:value-type="float" office:value="8" calcext:value-type="float">
            <text:p>8</text:p>
          </table:table-cell>
          <table:table-cell table:formula="of:=[.H12]+1" office:value-type="float" office:value="9" calcext:value-type="float">
            <text:p>9</text:p>
          </table:table-cell>
          <table:table-cell table:formula="of:=[.I12]+1" office:value-type="float" office:value="10" calcext:value-type="float">
            <text:p>10</text:p>
          </table:table-cell>
          <table:table-cell table:formula="of:=[.J12]+1" office:value-type="float" office:value="11" calcext:value-type="float">
            <text:p>11</text:p>
          </table:table-cell>
          <table:table-cell table:formula="of:=[.K12]+1" office:value-type="float" office:value="12" calcext:value-type="float">
            <text:p>12</text:p>
          </table:table-cell>
          <table:table-cell table:formula="of:=[.L12]+1" office:value-type="float" office:value="13" calcext:value-type="float">
            <text:p>13</text:p>
          </table:table-cell>
          <table:table-cell table:formula="of:=[.M12]+1" office:value-type="float" office:value="14" calcext:value-type="float">
            <text:p>14</text:p>
          </table:table-cell>
          <table:table-cell table:formula="of:=[.N12]+1" office:value-type="float" office:value="15" calcext:value-type="float">
            <text:p>15</text:p>
          </table:table-cell>
          <table:table-cell table:formula="of:=[.O12]+1" office:value-type="float" office:value="16" calcext:value-type="float">
            <text:p>16</text:p>
          </table:table-cell>
          <table:table-cell table:formula="of:=[.P12]+1" office:value-type="float" office:value="17" calcext:value-type="float">
            <text:p>17</text:p>
          </table:table-cell>
          <table:table-cell table:formula="of:=[.Q12]+1" office:value-type="float" office:value="18" calcext:value-type="float">
            <text:p>18</text:p>
          </table:table-cell>
          <table:table-cell table:formula="of:=[.R12]+1" office:value-type="float" office:value="19" calcext:value-type="float">
            <text:p>19</text:p>
          </table:table-cell>
          <table:table-cell table:formula="of:=[.S12]+1" office:value-type="float" office:value="20" calcext:value-type="float">
            <text:p>20</text:p>
          </table:table-cell>
          <table:table-cell table:formula="of:=[.T12]+1" office:value-type="float" office:value="21" calcext:value-type="float">
            <text:p>21</text:p>
          </table:table-cell>
          <table:table-cell table:formula="of:=[.U12]+1" office:value-type="float" office:value="22" calcext:value-type="float">
            <text:p>22</text:p>
          </table:table-cell>
          <table:table-cell table:formula="of:=[.V12]+1" office:value-type="float" office:value="23" calcext:value-type="float">
            <text:p>23</text:p>
          </table:table-cell>
          <table:table-cell table:formula="of:=[.W12]+1" office:value-type="float" office:value="24" calcext:value-type="float">
            <text:p>24</text:p>
          </table:table-cell>
          <table:table-cell table:formula="of:=[.X12]+1" office:value-type="float" office:value="25" calcext:value-type="float">
            <text:p>25</text:p>
          </table:table-cell>
          <table:table-cell table:formula="of:=[.Y12]+1" office:value-type="float" office:value="26" calcext:value-type="float">
            <text:p>26</text:p>
          </table:table-cell>
          <table:table-cell table:formula="of:=[.Z12]+1" office:value-type="float" office:value="27" calcext:value-type="float">
            <text:p>27</text:p>
          </table:table-cell>
          <table:table-cell table:formula="of:=[.AA12]+1" office:value-type="float" office:value="28" calcext:value-type="float">
            <text:p>28</text:p>
          </table:table-cell>
          <table:table-cell table:formula="of:=[.AB12]+1" office:value-type="float" office:value="29" calcext:value-type="float">
            <text:p>29</text:p>
          </table:table-cell>
          <table:table-cell table:formula="of:=[.AC12]+1" office:value-type="float" office:value="30" calcext:value-type="float">
            <text:p>30</text:p>
          </table:table-cell>
          <table:table-cell table:formula="of:=[.AD12]+1" office:value-type="float" office:value="31" calcext:value-type="float">
            <text:p>31</text:p>
          </table:table-cell>
          <table:table-cell table:formula="of:=[.AE12]+1" office:value-type="float" office:value="32" calcext:value-type="float">
            <text:p>32</text:p>
          </table:table-cell>
          <table:table-cell table:formula="of:=[.AF12]+1" office:value-type="float" office:value="33" calcext:value-type="float">
            <text:p>33</text:p>
          </table:table-cell>
          <table:table-cell table:formula="of:=[.AG12]+1" office:value-type="float" office:value="34" calcext:value-type="float">
            <text:p>34</text:p>
          </table:table-cell>
          <table:table-cell table:formula="of:=[.AH12]+1" office:value-type="float" office:value="35" calcext:value-type="float">
            <text:p>35</text:p>
          </table:table-cell>
          <table:table-cell table:formula="of:=[.AI12]+1" office:value-type="float" office:value="36" calcext:value-type="float">
            <text:p>36</text:p>
          </table:table-cell>
          <table:table-cell table:formula="of:=[.AJ12]+1" office:value-type="float" office:value="37" calcext:value-type="float">
            <text:p>37</text:p>
          </table:table-cell>
          <table:table-cell table:formula="of:=[.AK12]+1" office:value-type="float" office:value="38" calcext:value-type="float">
            <text:p>38</text:p>
          </table:table-cell>
          <table:table-cell table:formula="of:=[.AL12]+1" office:value-type="float" office:value="39" calcext:value-type="float">
            <text:p>39</text:p>
          </table:table-cell>
          <table:table-cell table:formula="of:=[.AM12]+1" office:value-type="float" office:value="40" calcext:value-type="float">
            <text:p>40</text:p>
          </table:table-cell>
          <table:table-cell table:formula="of:=[.AN12]+1" office:value-type="float" office:value="41" calcext:value-type="float">
            <text:p>41</text:p>
          </table:table-cell>
          <table:table-cell table:formula="of:=[.AO12]+1" office:value-type="float" office:value="42" calcext:value-type="float">
            <text:p>42</text:p>
          </table:table-cell>
          <table:table-cell table:formula="of:=[.AP12]+1" office:value-type="float" office:value="43" calcext:value-type="float">
            <text:p>43</text:p>
          </table:table-cell>
          <table:table-cell table:formula="of:=[.AQ12]+1" office:value-type="float" office:value="44" calcext:value-type="float">
            <text:p>44</text:p>
          </table:table-cell>
          <table:table-cell table:formula="of:=[.AR12]+1" office:value-type="float" office:value="45" calcext:value-type="float">
            <text:p>45</text:p>
          </table:table-cell>
          <table:table-cell table:formula="of:=[.AS12]+1" office:value-type="float" office:value="46" calcext:value-type="float">
            <text:p>46</text:p>
          </table:table-cell>
          <table:table-cell table:formula="of:=[.AT12]+1" office:value-type="float" office:value="47" calcext:value-type="float">
            <text:p>47</text:p>
          </table:table-cell>
          <table:table-cell table:formula="of:=[.AU12]+1" office:value-type="float" office:value="48" calcext:value-type="float">
            <text:p>48</text:p>
          </table:table-cell>
          <table:table-cell table:formula="of:=[.AV12]+1" office:value-type="float" office:value="49" calcext:value-type="float">
            <text:p>49</text:p>
          </table:table-cell>
          <table:table-cell table:formula="of:=[.AW12]+1" office:value-type="float" office:value="50" calcext:value-type="float">
            <text:p>50</text:p>
          </table:table-cell>
          <table:table-cell table:formula="of:=[.AX12]+1" office:value-type="float" office:value="51" calcext:value-type="float">
            <text:p>51</text:p>
          </table:table-cell>
          <table:table-cell table:formula="of:=[.AY12]+1" office:value-type="float" office:value="52" calcext:value-type="float">
            <text:p>52</text:p>
          </table:table-cell>
          <table:table-cell table:formula="of:=[.AZ12]+1" office:value-type="float" office:value="53" calcext:value-type="float">
            <text:p>53</text:p>
          </table:table-cell>
          <table:table-cell table:formula="of:=[.BA12]+1" office:value-type="float" office:value="54" calcext:value-type="float">
            <text:p>54</text:p>
          </table:table-cell>
          <table:table-cell table:formula="of:=[.BB12]+1" office:value-type="float" office:value="55" calcext:value-type="float">
            <text:p>55</text:p>
          </table:table-cell>
          <table:table-cell table:formula="of:=[.BC12]+1" office:value-type="float" office:value="56" calcext:value-type="float">
            <text:p>56</text:p>
          </table:table-cell>
          <table:table-cell table:formula="of:=[.BD12]+1" office:value-type="float" office:value="57" calcext:value-type="float">
            <text:p>57</text:p>
          </table:table-cell>
          <table:table-cell table:formula="of:=[.BE12]+1" office:value-type="float" office:value="58" calcext:value-type="float">
            <text:p>58</text:p>
          </table:table-cell>
          <table:table-cell table:formula="of:=[.BF12]+1" office:value-type="float" office:value="59" calcext:value-type="float">
            <text:p>59</text:p>
          </table:table-cell>
          <table:table-cell table:formula="of:=[.BG12]+1" office:value-type="float" office:value="60" calcext:value-type="float">
            <text:p>60</text:p>
          </table:table-cell>
          <table:table-cell table:formula="of:=[.BH12]+1" office:value-type="float" office:value="61" calcext:value-type="float">
            <text:p>61</text:p>
          </table:table-cell>
          <table:table-cell table:formula="of:=[.BI12]+1" office:value-type="float" office:value="62" calcext:value-type="float">
            <text:p>62</text:p>
          </table:table-cell>
          <table:table-cell table:formula="of:=[.BJ12]+1" office:value-type="float" office:value="63" calcext:value-type="float">
            <text:p>63</text:p>
          </table:table-cell>
          <table:table-cell table:formula="of:=[.BK12]+1" office:value-type="float" office:value="64" calcext:value-type="float">
            <text:p>64</text:p>
          </table:table-cell>
          <table:table-cell table:formula="of:=[.BL12]+1" office:value-type="float" office:value="65" calcext:value-type="float">
            <text:p>65</text:p>
          </table:table-cell>
          <table:table-cell table:formula="of:=[.BM12]+1" office:value-type="float" office:value="66" calcext:value-type="float">
            <text:p>66</text:p>
          </table:table-cell>
          <table:table-cell table:formula="of:=[.BN12]+1" office:value-type="float" office:value="67" calcext:value-type="float">
            <text:p>67</text:p>
          </table:table-cell>
          <table:table-cell table:formula="of:=[.BO12]+1" office:value-type="float" office:value="68" calcext:value-type="float">
            <text:p>68</text:p>
          </table:table-cell>
          <table:table-cell table:formula="of:=[.BP12]+1" office:value-type="float" office:value="69" calcext:value-type="float">
            <text:p>69</text:p>
          </table:table-cell>
          <table:table-cell table:formula="of:=[.BQ12]+1" office:value-type="float" office:value="70" calcext:value-type="float">
            <text:p>70</text:p>
          </table:table-cell>
          <table:table-cell table:formula="of:=[.BR12]+1" office:value-type="float" office:value="71" calcext:value-type="float">
            <text:p>71</text:p>
          </table:table-cell>
          <table:table-cell table:formula="of:=[.BS12]+1" office:value-type="float" office:value="72" calcext:value-type="float">
            <text:p>72</text:p>
          </table:table-cell>
          <table:table-cell table:formula="of:=[.BT12]+1" office:value-type="float" office:value="73" calcext:value-type="float">
            <text:p>73</text:p>
          </table:table-cell>
          <table:table-cell table:formula="of:=[.BU12]+1" office:value-type="float" office:value="74" calcext:value-type="float">
            <text:p>74</text:p>
          </table:table-cell>
          <table:table-cell table:formula="of:=[.BV12]+1"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16:.B230])" office:value-type="float" office:value="215" calcext:value-type="float">
            <text:p>215</text:p>
          </table:table-cell>
          <table:table-cell table:style-name="Default" table:formula="of:=SUM([.C16:.C230])" office:value-type="float" office:value="0" calcext:value-type="float">
            <text:p>0</text:p>
          </table:table-cell>
          <table:table-cell table:formula="of:=SUM([.D16:.D230])" office:value-type="float" office:value="215" calcext:value-type="float">
            <text:p>215</text:p>
          </table:table-cell>
          <table:table-cell table:formula="of:=SUM([.E16:.E230])" office:value-type="float" office:value="4403.4" calcext:value-type="float">
            <text:p>4403,4</text:p>
          </table:table-cell>
          <table:table-cell table:formula="of:=SUM([.F16:.F230])" office:value-type="float" office:value="9919.7" calcext:value-type="float">
            <text:p>9919,7</text:p>
          </table:table-cell>
          <table:table-cell table:formula="of:=SUM([.G16:.G230])" office:value-type="float" office:value="3129" calcext:value-type="float">
            <text:p>3129</text:p>
          </table:table-cell>
          <table:table-cell table:formula="of:=SUM([.H16:.H230])" office:value-type="float" office:value="886" calcext:value-type="float">
            <text:p>886</text:p>
          </table:table-cell>
          <table:table-cell table:formula="of:=SUM([.I16:.I230])" office:value-type="float" office:value="219" calcext:value-type="float">
            <text:p>219</text:p>
          </table:table-cell>
          <table:table-cell table:formula="of:=SUM([.J16:.J230])" office:value-type="float" office:value="219" calcext:value-type="float">
            <text:p>219</text:p>
          </table:table-cell>
          <table:table-cell table:formula="of:=SUM([.K16:.K230])" office:value-type="float" office:value="219" calcext:value-type="float">
            <text:p>219</text:p>
          </table:table-cell>
          <table:table-cell table:formula="of:=SUM([.L16:.L230])" office:value-type="float" office:value="0" calcext:value-type="float">
            <text:p>0</text:p>
          </table:table-cell>
          <table:table-cell table:formula="of:=SUM([.M16:.M230])" office:value-type="float" office:value="0" calcext:value-type="float">
            <text:p>0</text:p>
          </table:table-cell>
          <table:table-cell table:formula="of:=SUM([.N16:.N230])" office:value-type="float" office:value="212.7" calcext:value-type="float">
            <text:p>212,7</text:p>
          </table:table-cell>
          <table:table-cell table:formula="of:=SUM([.O16:.O230])" office:value-type="float" office:value="192.4" calcext:value-type="float">
            <text:p>192,4</text:p>
          </table:table-cell>
          <table:table-cell table:formula="of:=SUM([.P16:.P230])" office:value-type="float" office:value="284" calcext:value-type="float">
            <text:p>284</text:p>
          </table:table-cell>
          <table:table-cell table:formula="of:=SUM([.Q16:.Q230])" office:value-type="float" office:value="402.7" calcext:value-type="float">
            <text:p>402,7</text:p>
          </table:table-cell>
          <table:table-cell table:formula="of:=SUM([.R16:.R230])" office:value-type="float" office:value="341.6" calcext:value-type="float">
            <text:p>341,6</text:p>
          </table:table-cell>
          <table:table-cell table:formula="of:=SUM([.S16:.S230])" office:value-type="float" office:value="197.7" calcext:value-type="float">
            <text:p>197,7</text:p>
          </table:table-cell>
          <table:table-cell table:formula="of:=SUM([.T16:.T230])" office:value-type="float" office:value="199.4" calcext:value-type="float">
            <text:p>199,4</text:p>
          </table:table-cell>
          <table:table-cell table:formula="of:=SUM([.U16:.U230])" office:value-type="float" office:value="371.8" calcext:value-type="float">
            <text:p>371,8</text:p>
          </table:table-cell>
          <table:table-cell table:formula="of:=SUM([.V16:.V230])" office:value-type="float" office:value="469.4" calcext:value-type="float">
            <text:p>469,4</text:p>
          </table:table-cell>
          <table:table-cell table:formula="of:=SUM([.W16:.W230])" office:value-type="float" office:value="236.2" calcext:value-type="float">
            <text:p>236,2</text:p>
          </table:table-cell>
          <table:table-cell table:formula="of:=SUM([.X16:.X230])" office:value-type="float" office:value="339.3" calcext:value-type="float">
            <text:p>339,3</text:p>
          </table:table-cell>
          <table:table-cell table:formula="of:=SUM([.Y16:.Y230])" office:value-type="float" office:value="420.1" calcext:value-type="float">
            <text:p>420,1</text:p>
          </table:table-cell>
          <table:table-cell table:formula="of:=SUM([.Z16:.Z230])" office:value-type="float" office:value="440.6" calcext:value-type="float">
            <text:p>440,6</text:p>
          </table:table-cell>
          <table:table-cell table:formula="of:=SUM([.AA16:.AA230])" office:value-type="float" office:value="244.8" calcext:value-type="float">
            <text:p>244,8</text:p>
          </table:table-cell>
          <table:table-cell table:formula="of:=SUM([.AB16:.AB230])" office:value-type="float" office:value="371.9" calcext:value-type="float">
            <text:p>371,9</text:p>
          </table:table-cell>
          <table:table-cell table:formula="of:=SUM([.AC16:.AC230])" office:value-type="float" office:value="384.1" calcext:value-type="float">
            <text:p>384,1</text:p>
          </table:table-cell>
          <table:table-cell table:formula="of:=SUM([.AD16:.AD230])" office:value-type="float" office:value="301.8" calcext:value-type="float">
            <text:p>301,8</text:p>
          </table:table-cell>
          <table:table-cell table:formula="of:=SUM([.AE16:.AE230])" office:value-type="float" office:value="272.2" calcext:value-type="float">
            <text:p>272,2</text:p>
          </table:table-cell>
          <table:table-cell table:formula="of:=SUM([.AF16:.AF230])" office:value-type="float" office:value="252.9" calcext:value-type="float">
            <text:p>252,9</text:p>
          </table:table-cell>
          <table:table-cell table:formula="of:=SUM([.AG16:.AG230])" office:value-type="float" office:value="386.7" calcext:value-type="float">
            <text:p>386,7</text:p>
          </table:table-cell>
          <table:table-cell table:formula="of:=SUM([.AH16:.AH230])" office:value-type="float" office:value="280.6" calcext:value-type="float">
            <text:p>280,6</text:p>
          </table:table-cell>
          <table:table-cell table:formula="of:=SUM([.AI16:.AI230])" office:value-type="float" office:value="254" calcext:value-type="float">
            <text:p>254</text:p>
          </table:table-cell>
          <table:table-cell table:formula="of:=SUM([.AJ16:.AJ230])" office:value-type="float" office:value="516.3" calcext:value-type="float">
            <text:p>516,3</text:p>
          </table:table-cell>
          <table:table-cell table:formula="of:=SUM([.AK16:.AK230])" office:value-type="float" office:value="463" calcext:value-type="float">
            <text:p>463</text:p>
          </table:table-cell>
          <table:table-cell table:formula="of:=SUM([.AL16:.AL230])" office:value-type="float" office:value="259.5" calcext:value-type="float">
            <text:p>259,5</text:p>
          </table:table-cell>
          <table:table-cell table:formula="of:=SUM([.AM16:.AM230])" office:value-type="float" office:value="366.9" calcext:value-type="float">
            <text:p>366,9</text:p>
          </table:table-cell>
          <table:table-cell table:formula="of:=SUM([.AN16:.AN230])" office:value-type="float" office:value="297.9" calcext:value-type="float">
            <text:p>297,9</text:p>
          </table:table-cell>
          <table:table-cell table:formula="of:=SUM([.AO16:.AO230])" office:value-type="float" office:value="334.1" calcext:value-type="float">
            <text:p>334,1</text:p>
          </table:table-cell>
          <table:table-cell table:formula="of:=SUM([.AP16:.AP230])" office:value-type="float" office:value="484.8" calcext:value-type="float">
            <text:p>484,8</text:p>
          </table:table-cell>
          <table:table-cell table:formula="of:=SUM([.AQ16:.AQ230])" office:value-type="float" office:value="218.3" calcext:value-type="float">
            <text:p>218,3</text:p>
          </table:table-cell>
          <table:table-cell table:formula="of:=SUM([.AR16:.AR230])" office:value-type="float" office:value="128.6" calcext:value-type="float">
            <text:p>128,6</text:p>
          </table:table-cell>
          <table:table-cell table:formula="of:=SUM([.AS16:.AS230])" office:value-type="float" office:value="214" calcext:value-type="float">
            <text:p>214</text:p>
          </table:table-cell>
          <table:table-cell table:formula="of:=SUM([.AT16:.AT230])" office:value-type="float" office:value="214" calcext:value-type="float">
            <text:p>214</text:p>
          </table:table-cell>
          <table:table-cell table:formula="of:=SUM([.AU16:.AU230])" office:value-type="float" office:value="214" calcext:value-type="float">
            <text:p>214</text:p>
          </table:table-cell>
          <table:table-cell table:formula="of:=SUM([.AV16:.AV230])" office:value-type="float" office:value="214" calcext:value-type="float">
            <text:p>214</text:p>
          </table:table-cell>
          <table:table-cell table:formula="of:=SUM([.AW16:.AW230])" office:value-type="float" office:value="214" calcext:value-type="float">
            <text:p>214</text:p>
          </table:table-cell>
          <table:table-cell table:formula="of:=SUM([.AX16:.AX230])" office:value-type="float" office:value="214" calcext:value-type="float">
            <text:p>214</text:p>
          </table:table-cell>
          <table:table-cell table:formula="of:=SUM([.AY16:.AY230])" office:value-type="float" office:value="214" calcext:value-type="float">
            <text:p>214</text:p>
          </table:table-cell>
          <table:table-cell table:formula="of:=SUM([.AZ16:.AZ230])" office:value-type="float" office:value="214" calcext:value-type="float">
            <text:p>214</text:p>
          </table:table-cell>
          <table:table-cell table:formula="of:=SUM([.BA16:.BA230])" office:value-type="float" office:value="214" calcext:value-type="float">
            <text:p>214</text:p>
          </table:table-cell>
          <table:table-cell table:formula="of:=SUM([.BB16:.BB230])" office:value-type="float" office:value="216" calcext:value-type="float">
            <text:p>216</text:p>
          </table:table-cell>
          <table:table-cell table:formula="of:=SUM([.BC16:.BC230])" office:value-type="float" office:value="216" calcext:value-type="float">
            <text:p>216</text:p>
          </table:table-cell>
          <table:table-cell table:formula="of:=SUM([.BD16:.BD230])" office:value-type="float" office:value="214" calcext:value-type="float">
            <text:p>214</text:p>
          </table:table-cell>
          <table:table-cell table:formula="of:=SUM([.BE16:.BE230])" office:value-type="float" office:value="216" calcext:value-type="float">
            <text:p>216</text:p>
          </table:table-cell>
          <table:table-cell table:formula="of:=SUM([.BF16:.BF230])" office:value-type="float" office:value="216" calcext:value-type="float">
            <text:p>216</text:p>
          </table:table-cell>
          <table:table-cell table:formula="of:=SUM([.BG16:.BG230])" office:value-type="float" office:value="214" calcext:value-type="float">
            <text:p>214</text:p>
          </table:table-cell>
          <table:table-cell table:formula="of:=SUM([.BH16:.BH230])" office:value-type="float" office:value="214" calcext:value-type="float">
            <text:p>214</text:p>
          </table:table-cell>
          <table:table-cell table:formula="of:=SUM([.BI16:.BI230])" office:value-type="float" office:value="216" calcext:value-type="float">
            <text:p>216</text:p>
          </table:table-cell>
          <table:table-cell table:formula="of:=SUM([.BJ16:.BJ230])" office:value-type="float" office:value="214" calcext:value-type="float">
            <text:p>214</text:p>
          </table:table-cell>
          <table:table-cell table:formula="of:=SUM([.BK16:.BK230])" office:value-type="float" office:value="215" calcext:value-type="float">
            <text:p>215</text:p>
          </table:table-cell>
          <table:table-cell table:formula="of:=SUM([.BL16:.BL230])" office:value-type="float" office:value="215" calcext:value-type="float">
            <text:p>215</text:p>
          </table:table-cell>
          <table:table-cell table:formula="of:=SUM([.BM16:.BM230])" office:value-type="float" office:value="215" calcext:value-type="float">
            <text:p>215</text:p>
          </table:table-cell>
          <table:table-cell table:formula="of:=SUM([.BN16:.BN230])" office:value-type="float" office:value="215" calcext:value-type="float">
            <text:p>215</text:p>
          </table:table-cell>
          <table:table-cell table:formula="of:=SUM([.BO16:.BO230])" office:value-type="float" office:value="215" calcext:value-type="float">
            <text:p>215</text:p>
          </table:table-cell>
          <table:table-cell table:formula="of:=SUM([.BP16:.BP230])" office:value-type="float" office:value="217" calcext:value-type="float">
            <text:p>217</text:p>
          </table:table-cell>
          <table:table-cell table:formula="of:=SUM([.BQ16:.BQ230])" office:value-type="float" office:value="215" calcext:value-type="float">
            <text:p>215</text:p>
          </table:table-cell>
          <table:table-cell table:formula="of:=SUM([.BR16:.BR230])" office:value-type="float" office:value="215" calcext:value-type="float">
            <text:p>215</text:p>
          </table:table-cell>
          <table:table-cell table:formula="of:=SUM([.BS16:.BS230])" office:value-type="float" office:value="215" calcext:value-type="float">
            <text:p>215</text:p>
          </table:table-cell>
          <table:table-cell table:formula="of:=SUM([.BT16:.BT230])" office:value-type="float" office:value="217" calcext:value-type="float">
            <text:p>217</text:p>
          </table:table-cell>
          <table:table-cell table:formula="of:=SUM([.BU16:.BU230])" office:value-type="float" office:value="203" calcext:value-type="float">
            <text:p>203</text:p>
          </table:table-cell>
          <table:table-cell table:formula="of:=SUM([.BV16:.BV230])" office:value-type="float" office:value="199" calcext:value-type="float">
            <text:p>199</text:p>
          </table:table-cell>
          <table:table-cell table:formula="of:=SUM([.BW16:.BW230])" office:value-type="float" office:value="139" calcext:value-type="float">
            <text:p>139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formula="of:=[.B13]/[.$E$2]" office:value-type="float" office:value="1" calcext:value-type="float">
            <text:p>1</text:p>
          </table:table-cell>
          <table:table-cell table:style-name="Default" table:formula="of:=[.C13]/[.$E$2]" office:value-type="float" office:value="0" calcext:value-type="float">
            <text:p>0</text:p>
          </table:table-cell>
          <table:table-cell table:formula="of:=[.D13]/[.$E$2]" office:value-type="float" office:value="1" calcext:value-type="float">
            <text:p>1</text:p>
          </table:table-cell>
          <table:table-cell table:formula="of:=[.E13]/[.$E$2]" office:value-type="float" office:value="20.4809302325581" calcext:value-type="float">
            <text:p>20,4809302325581</text:p>
          </table:table-cell>
          <table:table-cell table:formula="of:=[.F13]/[.$E$2]" office:value-type="float" office:value="46.1381395348837" calcext:value-type="float">
            <text:p>46,1381395348837</text:p>
          </table:table-cell>
          <table:table-cell table:formula="of:=[.G13]/[.$E$2]" office:value-type="float" office:value="14.553488372093" calcext:value-type="float">
            <text:p>14,553488372093</text:p>
          </table:table-cell>
          <table:table-cell table:formula="of:=[.H13]/[.$E$2]" office:value-type="float" office:value="4.12093023255814" calcext:value-type="float">
            <text:p>4,12093023255814</text:p>
          </table:table-cell>
          <table:table-cell table:formula="of:=[.I13]/[.$E$2]" office:value-type="float" office:value="1.01860465116279" calcext:value-type="float">
            <text:p>1,01860465116279</text:p>
          </table:table-cell>
          <table:table-cell table:formula="of:=[.J13]/[.$E$2]" office:value-type="float" office:value="1.01860465116279" calcext:value-type="float">
            <text:p>1,01860465116279</text:p>
          </table:table-cell>
          <table:table-cell table:formula="of:=[.K13]/[.$E$2]" office:value-type="float" office:value="1.01860465116279" calcext:value-type="float">
            <text:p>1,01860465116279</text:p>
          </table:table-cell>
          <table:table-cell table:formula="of:=[.L13]/[.$E$2]" office:value-type="float" office:value="0" calcext:value-type="float">
            <text:p>0</text:p>
          </table:table-cell>
          <table:table-cell table:formula="of:=[.M13]/[.$E$2]" office:value-type="float" office:value="0" calcext:value-type="float">
            <text:p>0</text:p>
          </table:table-cell>
          <table:table-cell table:formula="of:=[.N13]/[.$E$2]" office:value-type="float" office:value="0.989302325581395" calcext:value-type="float">
            <text:p>0,989302325581395</text:p>
          </table:table-cell>
          <table:table-cell table:formula="of:=[.O13]/[.$E$2]" office:value-type="float" office:value="0.894883720930233" calcext:value-type="float">
            <text:p>0,894883720930233</text:p>
          </table:table-cell>
          <table:table-cell table:formula="of:=[.P13]/[.$E$2]" office:value-type="float" office:value="1.32093023255814" calcext:value-type="float">
            <text:p>1,32093023255814</text:p>
          </table:table-cell>
          <table:table-cell table:formula="of:=[.Q13]/[.$E$2]" office:value-type="float" office:value="1.87302325581395" calcext:value-type="float">
            <text:p>1,87302325581395</text:p>
          </table:table-cell>
          <table:table-cell table:formula="of:=[.R13]/[.$E$2]" office:value-type="float" office:value="1.58883720930233" calcext:value-type="float">
            <text:p>1,58883720930233</text:p>
          </table:table-cell>
          <table:table-cell table:formula="of:=[.S13]/[.$E$2]" office:value-type="float" office:value="0.91953488372093" calcext:value-type="float">
            <text:p>0,91953488372093</text:p>
          </table:table-cell>
          <table:table-cell table:formula="of:=[.T13]/[.$E$2]" office:value-type="float" office:value="0.927441860465116" calcext:value-type="float">
            <text:p>0,927441860465116</text:p>
          </table:table-cell>
          <table:table-cell table:formula="of:=[.U13]/[.$E$2]" office:value-type="float" office:value="1.7293023255814" calcext:value-type="float">
            <text:p>1,7293023255814</text:p>
          </table:table-cell>
          <table:table-cell table:formula="of:=[.V13]/[.$E$2]" office:value-type="float" office:value="2.18325581395349" calcext:value-type="float">
            <text:p>2,18325581395349</text:p>
          </table:table-cell>
          <table:table-cell table:formula="of:=[.W13]/[.$E$2]" office:value-type="float" office:value="1.09860465116279" calcext:value-type="float">
            <text:p>1,09860465116279</text:p>
          </table:table-cell>
          <table:table-cell table:formula="of:=[.X13]/[.$E$2]" office:value-type="float" office:value="1.57813953488372" calcext:value-type="float">
            <text:p>1,57813953488372</text:p>
          </table:table-cell>
          <table:table-cell table:formula="of:=[.Y13]/[.$E$2]" office:value-type="float" office:value="1.95395348837209" calcext:value-type="float">
            <text:p>1,95395348837209</text:p>
          </table:table-cell>
          <table:table-cell table:formula="of:=[.Z13]/[.$E$2]" office:value-type="float" office:value="2.0493023255814" calcext:value-type="float">
            <text:p>2,0493023255814</text:p>
          </table:table-cell>
          <table:table-cell table:formula="of:=[.AA13]/[.$E$2]" office:value-type="float" office:value="1.13860465116279" calcext:value-type="float">
            <text:p>1,13860465116279</text:p>
          </table:table-cell>
          <table:table-cell table:formula="of:=[.AB13]/[.$E$2]" office:value-type="float" office:value="1.72976744186047" calcext:value-type="float">
            <text:p>1,72976744186047</text:p>
          </table:table-cell>
          <table:table-cell table:formula="of:=[.AC13]/[.$E$2]" office:value-type="float" office:value="1.78651162790698" calcext:value-type="float">
            <text:p>1,78651162790698</text:p>
          </table:table-cell>
          <table:table-cell table:formula="of:=[.AD13]/[.$E$2]" office:value-type="float" office:value="1.40372093023256" calcext:value-type="float">
            <text:p>1,40372093023256</text:p>
          </table:table-cell>
          <table:table-cell table:formula="of:=[.AE13]/[.$E$2]" office:value-type="float" office:value="1.26604651162791" calcext:value-type="float">
            <text:p>1,26604651162791</text:p>
          </table:table-cell>
          <table:table-cell table:formula="of:=[.AF13]/[.$E$2]" office:value-type="float" office:value="1.17627906976744" calcext:value-type="float">
            <text:p>1,17627906976744</text:p>
          </table:table-cell>
          <table:table-cell table:formula="of:=[.AG13]/[.$E$2]" office:value-type="float" office:value="1.79860465116279" calcext:value-type="float">
            <text:p>1,79860465116279</text:p>
          </table:table-cell>
          <table:table-cell table:formula="of:=[.AH13]/[.$E$2]" office:value-type="float" office:value="1.30511627906977" calcext:value-type="float">
            <text:p>1,30511627906977</text:p>
          </table:table-cell>
          <table:table-cell table:formula="of:=[.AI13]/[.$E$2]" office:value-type="float" office:value="1.18139534883721" calcext:value-type="float">
            <text:p>1,18139534883721</text:p>
          </table:table-cell>
          <table:table-cell table:formula="of:=[.AJ13]/[.$E$2]" office:value-type="float" office:value="2.40139534883721" calcext:value-type="float">
            <text:p>2,40139534883721</text:p>
          </table:table-cell>
          <table:table-cell table:formula="of:=[.AK13]/[.$E$2]" office:value-type="float" office:value="2.15348837209302" calcext:value-type="float">
            <text:p>2,15348837209302</text:p>
          </table:table-cell>
          <table:table-cell table:formula="of:=[.AL13]/[.$E$2]" office:value-type="float" office:value="1.20697674418605" calcext:value-type="float">
            <text:p>1,20697674418605</text:p>
          </table:table-cell>
          <table:table-cell table:formula="of:=[.AM13]/[.$E$2]" office:value-type="float" office:value="1.70651162790698" calcext:value-type="float">
            <text:p>1,70651162790698</text:p>
          </table:table-cell>
          <table:table-cell table:formula="of:=[.AN13]/[.$E$2]" office:value-type="float" office:value="1.38558139534884" calcext:value-type="float">
            <text:p>1,38558139534884</text:p>
          </table:table-cell>
          <table:table-cell table:formula="of:=[.AO13]/[.$E$2]" office:value-type="float" office:value="1.55395348837209" calcext:value-type="float">
            <text:p>1,55395348837209</text:p>
          </table:table-cell>
          <table:table-cell table:formula="of:=[.AP13]/[.$E$2]" office:value-type="float" office:value="2.25488372093023" calcext:value-type="float">
            <text:p>2,25488372093023</text:p>
          </table:table-cell>
          <table:table-cell table:formula="of:=[.AQ13]/[.$E$2]" office:value-type="float" office:value="1.0153488372093" calcext:value-type="float">
            <text:p>1,0153488372093</text:p>
          </table:table-cell>
          <table:table-cell table:formula="of:=[.AR13]/[.$E$2]" office:value-type="float" office:value="0.598139534883721" calcext:value-type="float">
            <text:p>0,598139534883721</text:p>
          </table:table-cell>
          <table:table-cell table:formula="of:=[.AS13]/[.$E$2]" office:value-type="float" office:value="0.995348837209302" calcext:value-type="float">
            <text:p>0,995348837209302</text:p>
          </table:table-cell>
          <table:table-cell table:formula="of:=[.AT13]/[.$E$2]" office:value-type="float" office:value="0.995348837209302" calcext:value-type="float">
            <text:p>0,995348837209302</text:p>
          </table:table-cell>
          <table:table-cell table:formula="of:=[.AU13]/[.$E$2]" office:value-type="float" office:value="0.995348837209302" calcext:value-type="float">
            <text:p>0,995348837209302</text:p>
          </table:table-cell>
          <table:table-cell table:formula="of:=[.AV13]/[.$E$2]" office:value-type="float" office:value="0.995348837209302" calcext:value-type="float">
            <text:p>0,995348837209302</text:p>
          </table:table-cell>
          <table:table-cell table:formula="of:=[.AW13]/[.$E$2]" office:value-type="float" office:value="0.995348837209302" calcext:value-type="float">
            <text:p>0,995348837209302</text:p>
          </table:table-cell>
          <table:table-cell table:formula="of:=[.AX13]/[.$E$2]" office:value-type="float" office:value="0.995348837209302" calcext:value-type="float">
            <text:p>0,995348837209302</text:p>
          </table:table-cell>
          <table:table-cell table:formula="of:=[.AY13]/[.$E$2]" office:value-type="float" office:value="0.995348837209302" calcext:value-type="float">
            <text:p>0,995348837209302</text:p>
          </table:table-cell>
          <table:table-cell table:formula="of:=[.AZ13]/[.$E$2]" office:value-type="float" office:value="0.995348837209302" calcext:value-type="float">
            <text:p>0,995348837209302</text:p>
          </table:table-cell>
          <table:table-cell table:formula="of:=[.BA13]/[.$E$2]" office:value-type="float" office:value="0.995348837209302" calcext:value-type="float">
            <text:p>0,995348837209302</text:p>
          </table:table-cell>
          <table:table-cell table:formula="of:=[.BB13]/[.$E$2]" office:value-type="float" office:value="1.0046511627907" calcext:value-type="float">
            <text:p>1,0046511627907</text:p>
          </table:table-cell>
          <table:table-cell table:formula="of:=[.BC13]/[.$E$2]" office:value-type="float" office:value="1.0046511627907" calcext:value-type="float">
            <text:p>1,0046511627907</text:p>
          </table:table-cell>
          <table:table-cell table:formula="of:=[.BD13]/[.$E$2]" office:value-type="float" office:value="0.995348837209302" calcext:value-type="float">
            <text:p>0,995348837209302</text:p>
          </table:table-cell>
          <table:table-cell table:formula="of:=[.BE13]/[.$E$2]" office:value-type="float" office:value="1.0046511627907" calcext:value-type="float">
            <text:p>1,0046511627907</text:p>
          </table:table-cell>
          <table:table-cell table:formula="of:=[.BF13]/[.$E$2]" office:value-type="float" office:value="1.0046511627907" calcext:value-type="float">
            <text:p>1,0046511627907</text:p>
          </table:table-cell>
          <table:table-cell table:formula="of:=[.BG13]/[.$E$2]" office:value-type="float" office:value="0.995348837209302" calcext:value-type="float">
            <text:p>0,995348837209302</text:p>
          </table:table-cell>
          <table:table-cell table:formula="of:=[.BH13]/[.$E$2]" office:value-type="float" office:value="0.995348837209302" calcext:value-type="float">
            <text:p>0,995348837209302</text:p>
          </table:table-cell>
          <table:table-cell table:formula="of:=[.BI13]/[.$E$2]" office:value-type="float" office:value="1.0046511627907" calcext:value-type="float">
            <text:p>1,0046511627907</text:p>
          </table:table-cell>
          <table:table-cell table:formula="of:=[.BJ13]/[.$E$2]" office:value-type="float" office:value="0.995348837209302" calcext:value-type="float">
            <text:p>0,995348837209302</text:p>
          </table:table-cell>
          <table:table-cell table:formula="of:=[.BK13]/[.$E$2]" office:value-type="float" office:value="1" calcext:value-type="float">
            <text:p>1</text:p>
          </table:table-cell>
          <table:table-cell table:formula="of:=[.BL13]/[.$E$2]" office:value-type="float" office:value="1" calcext:value-type="float">
            <text:p>1</text:p>
          </table:table-cell>
          <table:table-cell table:formula="of:=[.BM13]/[.$E$2]" office:value-type="float" office:value="1" calcext:value-type="float">
            <text:p>1</text:p>
          </table:table-cell>
          <table:table-cell table:formula="of:=[.BN13]/[.$E$2]" office:value-type="float" office:value="1" calcext:value-type="float">
            <text:p>1</text:p>
          </table:table-cell>
          <table:table-cell table:formula="of:=[.BO13]/[.$E$2]" office:value-type="float" office:value="1" calcext:value-type="float">
            <text:p>1</text:p>
          </table:table-cell>
          <table:table-cell table:formula="of:=[.BP13]/[.$E$2]" office:value-type="float" office:value="1.0093023255814" calcext:value-type="float">
            <text:p>1,0093023255814</text:p>
          </table:table-cell>
          <table:table-cell table:formula="of:=[.BQ13]/[.$E$2]" office:value-type="float" office:value="1" calcext:value-type="float">
            <text:p>1</text:p>
          </table:table-cell>
          <table:table-cell table:formula="of:=[.BR13]/[.$E$2]" office:value-type="float" office:value="1" calcext:value-type="float">
            <text:p>1</text:p>
          </table:table-cell>
          <table:table-cell table:formula="of:=[.BS13]/[.$E$2]" office:value-type="float" office:value="1" calcext:value-type="float">
            <text:p>1</text:p>
          </table:table-cell>
          <table:table-cell table:formula="of:=[.BT13]/[.$E$2]" office:value-type="float" office:value="1.0093023255814" calcext:value-type="float">
            <text:p>1,0093023255814</text:p>
          </table:table-cell>
          <table:table-cell table:formula="of:=[.BU13]/[.$E$2]" office:value-type="float" office:value="0.944186046511628" calcext:value-type="float">
            <text:p>0,944186046511628</text:p>
          </table:table-cell>
          <table:table-cell table:formula="of:=[.BV13]/[.$E$2]" office:value-type="float" office:value="0.925581395348837" calcext:value-type="float">
            <text:p>0,925581395348837</text:p>
          </table:table-cell>
          <table:table-cell table:formula="of:=[.BW13]/[.$E$2]" office:value-type="float" office:value="0.646511627906977" calcext:value-type="float">
            <text:p>0,646511627906977</text:p>
          </table:table-cell>
        </table:table-row>
        <table:table-row table:style-name="ro1">
          <table:table-cell office:value-type="string" calcext:value-type="string">
            <text:p>EstacaoCodigo</text:p>
          </table:table-cell>
          <table:table-cell office:value-type="string" calcext:value-type="string">
            <text:p>NivelConsistenc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ipoMedicaoChuvas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aMaxima</text:p>
          </table:table-cell>
          <table:table-cell office:value-type="string" calcext:value-type="string">
            <text:p>NumDiasDeChuva</text:p>
          </table:table-cell>
          <table:table-cell office:value-type="string" calcext:value-type="string">
            <text:p>MaximaStatus</text:p>
          </table:table-cell>
          <table:table-cell office:value-type="string" calcext:value-type="string">
            <text:p>TotalStatus</text:p>
          </table:table-cell>
          <table:table-cell office:value-type="string" calcext:value-type="string">
            <text:p>NumDiasDeChuvaStatus</text:p>
          </table:table-cell>
          <table:table-cell office:value-type="string" calcext:value-type="string">
            <text:p>TotalAnual</text:p>
          </table:table-cell>
          <table:table-cell office:value-type="string" calcext:value-type="string">
            <text:p>TotalAnualStatus</text:p>
          </table:table-cell>
          <table:table-cell office:value-type="string" calcext:value-type="string">
            <text:p>Chuva01</text:p>
          </table:table-cell>
          <table:table-cell office:value-type="string" calcext:value-type="string">
            <text:p>Chuva02</text:p>
          </table:table-cell>
          <table:table-cell office:value-type="string" calcext:value-type="string">
            <text:p>Chuva03</text:p>
          </table:table-cell>
          <table:table-cell office:value-type="string" calcext:value-type="string">
            <text:p>Chuva04</text:p>
          </table:table-cell>
          <table:table-cell office:value-type="string" calcext:value-type="string">
            <text:p>Chuva05</text:p>
          </table:table-cell>
          <table:table-cell office:value-type="string" calcext:value-type="string">
            <text:p>Chuva06</text:p>
          </table:table-cell>
          <table:table-cell office:value-type="string" calcext:value-type="string">
            <text:p>Chuva07</text:p>
          </table:table-cell>
          <table:table-cell office:value-type="string" calcext:value-type="string">
            <text:p>Chuva08</text:p>
          </table:table-cell>
          <table:table-cell office:value-type="string" calcext:value-type="string">
            <text:p>Chuva09</text:p>
          </table:table-cell>
          <table:table-cell office:value-type="string" calcext:value-type="string">
            <text:p>Chuva10</text:p>
          </table:table-cell>
          <table:table-cell office:value-type="string" calcext:value-type="string">
            <text:p>Chuva11</text:p>
          </table:table-cell>
          <table:table-cell office:value-type="string" calcext:value-type="string">
            <text:p>Chuva12</text:p>
          </table:table-cell>
          <table:table-cell office:value-type="string" calcext:value-type="string">
            <text:p>Chuva13</text:p>
          </table:table-cell>
          <table:table-cell office:value-type="string" calcext:value-type="string">
            <text:p>Chuva14</text:p>
          </table:table-cell>
          <table:table-cell office:value-type="string" calcext:value-type="string">
            <text:p>Chuva15</text:p>
          </table:table-cell>
          <table:table-cell office:value-type="string" calcext:value-type="string">
            <text:p>Chuva16</text:p>
          </table:table-cell>
          <table:table-cell office:value-type="string" calcext:value-type="string">
            <text:p>Chuva17</text:p>
          </table:table-cell>
          <table:table-cell office:value-type="string" calcext:value-type="string">
            <text:p>Chuva18</text:p>
          </table:table-cell>
          <table:table-cell office:value-type="string" calcext:value-type="string">
            <text:p>Chuva19</text:p>
          </table:table-cell>
          <table:table-cell office:value-type="string" calcext:value-type="string">
            <text:p>Chuva20</text:p>
          </table:table-cell>
          <table:table-cell office:value-type="string" calcext:value-type="string">
            <text:p>Chuva21</text:p>
          </table:table-cell>
          <table:table-cell office:value-type="string" calcext:value-type="string">
            <text:p>Chuva22</text:p>
          </table:table-cell>
          <table:table-cell office:value-type="string" calcext:value-type="string">
            <text:p>Chuva23</text:p>
          </table:table-cell>
          <table:table-cell office:value-type="string" calcext:value-type="string">
            <text:p>Chuva24</text:p>
          </table:table-cell>
          <table:table-cell office:value-type="string" calcext:value-type="string">
            <text:p>Chuva25</text:p>
          </table:table-cell>
          <table:table-cell office:value-type="string" calcext:value-type="string">
            <text:p>Chuva26</text:p>
          </table:table-cell>
          <table:table-cell office:value-type="string" calcext:value-type="string">
            <text:p>Chuva27</text:p>
          </table:table-cell>
          <table:table-cell office:value-type="string" calcext:value-type="string">
            <text:p>Chuva28</text:p>
          </table:table-cell>
          <table:table-cell office:value-type="string" calcext:value-type="string">
            <text:p>Chuva29</text:p>
          </table:table-cell>
          <table:table-cell office:value-type="string" calcext:value-type="string">
            <text:p>Chuva30</text:p>
          </table:table-cell>
          <table:table-cell office:value-type="string" calcext:value-type="string">
            <text:p>Chuva31</text:p>
          </table:table-cell>
          <table:table-cell office:value-type="string" calcext:value-type="string">
            <text:p>Chuva01Status</text:p>
          </table:table-cell>
          <table:table-cell office:value-type="string" calcext:value-type="string">
            <text:p>Chuva02Status</text:p>
          </table:table-cell>
          <table:table-cell office:value-type="string" calcext:value-type="string">
            <text:p>Chuva03Status</text:p>
          </table:table-cell>
          <table:table-cell office:value-type="string" calcext:value-type="string">
            <text:p>Chuva04Status</text:p>
          </table:table-cell>
          <table:table-cell office:value-type="string" calcext:value-type="string">
            <text:p>Chuva05Status</text:p>
          </table:table-cell>
          <table:table-cell office:value-type="string" calcext:value-type="string">
            <text:p>Chuva06Status</text:p>
          </table:table-cell>
          <table:table-cell office:value-type="string" calcext:value-type="string">
            <text:p>Chuva07Status</text:p>
          </table:table-cell>
          <table:table-cell office:value-type="string" calcext:value-type="string">
            <text:p>Chuva08Status</text:p>
          </table:table-cell>
          <table:table-cell office:value-type="string" calcext:value-type="string">
            <text:p>Chuva09Status</text:p>
          </table:table-cell>
          <table:table-cell office:value-type="string" calcext:value-type="string">
            <text:p>Chuva10Status</text:p>
          </table:table-cell>
          <table:table-cell office:value-type="string" calcext:value-type="string">
            <text:p>Chuva11Status</text:p>
          </table:table-cell>
          <table:table-cell office:value-type="string" calcext:value-type="string">
            <text:p>Chuva12Status</text:p>
          </table:table-cell>
          <table:table-cell office:value-type="string" calcext:value-type="string">
            <text:p>Chuva13Status</text:p>
          </table:table-cell>
          <table:table-cell office:value-type="string" calcext:value-type="string">
            <text:p>Chuva14Status</text:p>
          </table:table-cell>
          <table:table-cell office:value-type="string" calcext:value-type="string">
            <text:p>Chuva15Status</text:p>
          </table:table-cell>
          <table:table-cell office:value-type="string" calcext:value-type="string">
            <text:p>Chuva16Status</text:p>
          </table:table-cell>
          <table:table-cell office:value-type="string" calcext:value-type="string">
            <text:p>Chuva17Status</text:p>
          </table:table-cell>
          <table:table-cell office:value-type="string" calcext:value-type="string">
            <text:p>Chuva18Status</text:p>
          </table:table-cell>
          <table:table-cell office:value-type="string" calcext:value-type="string">
            <text:p>Chuva19Status</text:p>
          </table:table-cell>
          <table:table-cell office:value-type="string" calcext:value-type="string">
            <text:p>Chuva20Status</text:p>
          </table:table-cell>
          <table:table-cell office:value-type="string" calcext:value-type="string">
            <text:p>Chuva21Status</text:p>
          </table:table-cell>
          <table:table-cell office:value-type="string" calcext:value-type="string">
            <text:p>Chuva22Status</text:p>
          </table:table-cell>
          <table:table-cell office:value-type="string" calcext:value-type="string">
            <text:p>Chuva23Status</text:p>
          </table:table-cell>
          <table:table-cell office:value-type="string" calcext:value-type="string">
            <text:p>Chuva24Status</text:p>
          </table:table-cell>
          <table:table-cell office:value-type="string" calcext:value-type="string">
            <text:p>Chuva25Status</text:p>
          </table:table-cell>
          <table:table-cell office:value-type="string" calcext:value-type="string">
            <text:p>Chuva26Status</text:p>
          </table:table-cell>
          <table:table-cell office:value-type="string" calcext:value-type="string">
            <text:p>Chuva27Status</text:p>
          </table:table-cell>
          <table:table-cell office:value-type="string" calcext:value-type="string">
            <text:p>Chuva28Status</text:p>
          </table:table-cell>
          <table:table-cell office:value-type="string" calcext:value-type="string">
            <text:p>Chuva29Status</text:p>
          </table:table-cell>
          <table:table-cell office:value-type="string" calcext:value-type="string">
            <text:p>Chuva30Status</text:p>
          </table:table-cell>
          <table:table-cell office:value-type="string" calcext:value-type="string">
            <text:p>Chuva31Status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3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,3</text:p>
          </table:table-cell>
          <table:table-cell office:value-type="float" office:value="27.6" calcext:value-type="float">
            <text:p>27,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7.3" calcext:value-type="float">
            <text:p>17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2</text:p>
          </table:table-cell>
          <table:table-cell office:value-type="float" office:value="1" calcext:value-type="float">
            <text:p>1</text:p>
          </table:table-cell>
          <table:table-cell office:value-type="float" office:value="140.2" calcext:value-type="float">
            <text:p>140,2</text:p>
          </table:table-cell>
          <table:table-cell office:value-type="float" office:value="338.2" calcext:value-type="float">
            <text:p>338,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2" calcext:value-type="float">
            <text:p>4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11.1" calcext:value-type="float">
            <text:p>11,1</text:p>
          </table:table-cell>
          <table:table-cell office:value-type="float" office:value="4.6" calcext:value-type="float">
            <text:p>4,6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office:value-type="float" office:value="24.5" calcext:value-type="float">
            <text:p>24,5</text:p>
          </table:table-cell>
          <table:table-cell office:value-type="float" office:value="140.2" calcext:value-type="float">
            <text:p>140,2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float" office:value="51.9" calcext:value-type="float">
            <text:p>51,9</text:p>
          </table:table-cell>
          <table:table-cell office:value-type="float" office:value="242.1" calcext:value-type="float">
            <text:p>242,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6.3" calcext:value-type="float">
            <text:p>26,3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,5</text:p>
          </table:table-cell>
          <table:table-cell office:value-type="float" office:value="51.9" calcext:value-type="float">
            <text:p>51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office:value-type="float" office:value="4.3" calcext:value-type="float">
            <text:p>4,3</text:p>
          </table:table-cell>
          <table:table-cell office:value-type="float" office:value="30.1" calcext:value-type="float">
            <text:p>30,1</text:p>
          </table:table-cell>
          <table:table-cell office:value-type="float" office:value="32.3" calcext:value-type="float">
            <text:p>32,3</text:p>
          </table:table-cell>
          <table:table-cell office:value-type="float" office:value="40.8" calcext:value-type="float">
            <text:p>40,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2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21.2" calcext:value-type="float">
            <text:p>2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2.9" calcext:value-type="float">
            <text:p>12,9</text:p>
          </table:table-cell>
          <table:table-cell office:value-type="float" office:value="8.3" calcext:value-type="float">
            <text:p>8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" calcext:value-type="float">
            <text:p>1,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2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,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2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,2</text:p>
          </table:table-cell>
          <table:table-cell office:value-type="float" office:value="29.7" calcext:value-type="float">
            <text:p>29,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9.2" calcext:value-type="float">
            <text:p>29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2</text:p>
          </table:table-cell>
          <table:table-cell office:value-type="float" office:value="1" calcext:value-type="float">
            <text:p>1</text:p>
          </table:table-cell>
          <table:table-cell office:value-type="float" office:value="56.2" calcext:value-type="float">
            <text:p>56,2</text:p>
          </table:table-cell>
          <table:table-cell office:value-type="float" office:value="65.4" calcext:value-type="float">
            <text:p>65,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8.1" calcext:value-type="float">
            <text:p>28,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1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,4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57.9" calcext:value-type="float">
            <text:p>57,9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.5" calcext:value-type="float">
            <text:p>1,5</text:p>
          </table:table-cell>
          <table:table-cell office:value-type="float" office:value="19" calcext:value-type="float">
            <text:p>19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office:value-type="float" office:value="59.4" calcext:value-type="float">
            <text:p>59,4</text:p>
          </table:table-cell>
          <table:table-cell office:value-type="float" office:value="8.5" calcext:value-type="float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1</text:p>
          </table:table-cell>
          <table:table-cell office:value-type="float" office:value="1" calcext:value-type="float">
            <text:p>1</text:p>
          </table:table-cell>
          <table:table-cell office:value-type="float" office:value="103.2" calcext:value-type="float">
            <text:p>103,2</text:p>
          </table:table-cell>
          <table:table-cell office:value-type="float" office:value="298.9" calcext:value-type="float">
            <text:p>298,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office:value-type="float" office:value="103.2" calcext:value-type="float">
            <text:p>103,2</text:p>
          </table:table-cell>
          <table:table-cell office:value-type="float" office:value="21.3" calcext:value-type="float">
            <text:p>21,3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,9</text:p>
          </table:table-cell>
          <table:table-cell office:value-type="float" office:value="17.5" calcext:value-type="float">
            <text:p>1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" calcext:value-type="float">
            <text:p>16,9</text:p>
          </table:table-cell>
          <table:table-cell office:value-type="float" office:value="17.4" calcext:value-type="float">
            <text:p>17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46.4" calcext:value-type="float">
            <text:p>46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1</text:p>
          </table:table-cell>
          <table:table-cell office:value-type="float" office:value="1" calcext:value-type="float">
            <text:p>1</text:p>
          </table:table-cell>
          <table:table-cell office:value-type="float" office:value="75.2" calcext:value-type="float">
            <text:p>75,2</text:p>
          </table:table-cell>
          <table:table-cell office:value-type="float" office:value="161.3" calcext:value-type="float">
            <text:p>161,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5.2" calcext:value-type="float">
            <text:p>75,2</text:p>
          </table:table-cell>
          <table:table-cell office:value-type="float" office:value="19.8" calcext:value-type="float">
            <text:p>19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7.2" calcext:value-type="float">
            <text:p>7,2</text:p>
          </table:table-cell>
          <table:table-cell office:value-type="float" office:value="6.8" calcext:value-type="float">
            <text:p>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1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1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94.7" calcext:value-type="float">
            <text:p>94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,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23.3" calcext:value-type="float">
            <text:p>23,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1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,8</text:p>
          </table:table-cell>
          <table:table-cell office:value-type="float" office:value="117.3" calcext:value-type="float">
            <text:p>117,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,8</text:p>
          </table:table-cell>
          <table:table-cell office:value-type="float" office:value="29.8" calcext:value-type="float">
            <text:p>29,8</text:p>
          </table:table-cell>
          <table:table-cell office:value-type="float" office:value="18.2" calcext:value-type="float">
            <text:p>18,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8.8" calcext:value-type="float">
            <text:p>18,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.3" calcext:value-type="float">
            <text:p>47,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0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  <table:table-cell office:value-type="float" office:value="134.3" calcext:value-type="float">
            <text:p>134,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27.4" calcext:value-type="float">
            <text:p>27,4</text:p>
          </table:table-cell>
          <table:table-cell office:value-type="float" office:value="63.5" calcext:value-type="float">
            <text:p>63,5</text:p>
          </table:table-cell>
          <table:table-cell office:value-type="float" office:value="1.3" calcext:value-type="float">
            <text:p>1,3</text:p>
          </table:table-cell>
          <table:table-cell office:value-type="float" office:value="5.1" calcext:value-type="float">
            <text:p>5,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,9</text:p>
          </table:table-cell>
          <table:table-cell office:value-type="float" office:value="65.5" calcext:value-type="float">
            <text:p>65,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.8" calcext:value-type="float">
            <text:p>19,8</text:p>
          </table:table-cell>
          <table:table-cell office:value-type="float" office:value="28.9" calcext:value-type="float">
            <text:p>28,9</text:p>
          </table:table-cell>
          <table:table-cell office:value-type="float" office:value="12.4" calcext:value-type="float">
            <text:p>12,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,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0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0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,4</text:p>
          </table:table-cell>
          <table:table-cell office:value-type="float" office:value="32.8" calcext:value-type="float">
            <text:p>32,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6.4" calcext:value-type="float">
            <text:p>16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8.3" calcext:value-type="float">
            <text:p>8,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0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,4</text:p>
          </table:table-cell>
          <table:table-cell office:value-type="float" office:value="86.1" calcext:value-type="float">
            <text:p>86,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.1" calcext:value-type="float">
            <text:p>20,1</text:p>
          </table:table-cell>
          <table:table-cell office:value-type="float" office:value="26.4" calcext:value-type="float">
            <text:p>26,4</text:p>
          </table:table-cell>
          <table:table-cell office:value-type="float" office:value="2.3" calcext:value-type="float">
            <text:p>2,3</text:p>
          </table:table-cell>
          <table:table-cell office:value-type="float" office:value="2.9" calcext:value-type="float">
            <text:p>2,9</text:p>
          </table:table-cell>
          <table:table-cell office:value-type="float" office:value="7.5" calcext:value-type="float">
            <text:p>7,5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office:value-type="float" office:value="2.1" calcext:value-type="float">
            <text:p>2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 office:value-type="float" office:value="1" calcext:value-type="float">
            <text:p>1</text:p>
          </table:table-cell>
          <table:table-cell office:value-type="float" office:value="38.7" calcext:value-type="float">
            <text:p>38,7</text:p>
          </table:table-cell>
          <table:table-cell office:value-type="float" office:value="150.8" calcext:value-type="float">
            <text:p>150,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.1" calcext:value-type="float">
            <text:p>33,1</text:p>
          </table:table-cell>
          <table:table-cell office:value-type="float" office:value="38.7" calcext:value-type="float">
            <text:p>38,7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,2</text:p>
          </table:table-cell>
          <table:table-cell office:value-type="float" office:value="28.2" calcext:value-type="float">
            <text:p>28,2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27.6" calcext:value-type="float">
            <text:p>27,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9.8" calcext:value-type="float">
            <text:p>9,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0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137.3" calcext:value-type="float">
            <text:p>137,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7.5" calcext:value-type="float">
            <text:p>7,5</text:p>
          </table:table-cell>
          <table:table-cell office:value-type="float" office:value="14.7" calcext:value-type="float">
            <text:p>14,7</text:p>
          </table:table-cell>
          <table:table-cell office:value-type="float" office:value="3.1" calcext:value-type="float">
            <text:p>3,1</text:p>
          </table:table-cell>
          <table:table-cell office:value-type="float" office:value="3.7" calcext:value-type="float">
            <text:p>3,7</text:p>
          </table:table-cell>
          <table:table-cell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9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,2</text:p>
          </table:table-cell>
          <table:table-cell office:value-type="float" office:value="17.9" calcext:value-type="float">
            <text:p>17,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.2" calcext:value-type="float">
            <text:p>14,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9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,4</text:p>
          </table:table-cell>
          <table:table-cell office:value-type="float" office:value="13.1" calcext:value-type="float">
            <text:p>13,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9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9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8.1" calcext:value-type="float">
            <text:p>8,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9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office:value-type="float" office:value="18.8" calcext:value-type="float">
            <text:p>18,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9</text:p>
          </table:table-cell>
          <table:table-cell office:value-type="float" office:value="1" calcext:value-type="float">
            <text:p>1</text:p>
          </table:table-cell>
          <table:table-cell office:value-type="float" office:value="79.5" calcext:value-type="float">
            <text:p>79,5</text:p>
          </table:table-cell>
          <table:table-cell office:value-type="float" office:value="202.4" calcext:value-type="float">
            <text:p>202,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.7" calcext:value-type="float">
            <text:p>25,7</text:p>
          </table:table-cell>
          <table:table-cell office:value-type="float" office:value="5.7" calcext:value-type="float">
            <text:p>5,7</text:p>
          </table:table-cell>
          <table:table-cell office:value-type="float" office:value="1.7" calcext:value-type="float">
            <text:p>1,7</text:p>
          </table:table-cell>
          <table:table-cell office:value-type="float" office:value="7.6" calcext:value-type="float">
            <text:p>7,6</text:p>
          </table:table-cell>
          <table:table-cell office:value-type="float" office:value="79.5" calcext:value-type="float">
            <text:p>79,5</text:p>
          </table:table-cell>
          <table:table-cell office:value-type="float" office:value="71.6" calcext:value-type="float">
            <text:p>71,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9</text:p>
          </table:table-cell>
          <table:table-cell office:value-type="float" office:value="1" calcext:value-type="float">
            <text:p>1</text:p>
          </table:table-cell>
          <table:table-cell office:value-type="float" office:value="44.9" calcext:value-type="float">
            <text:p>44,9</text:p>
          </table:table-cell>
          <table:table-cell office:value-type="float" office:value="69.6" calcext:value-type="float">
            <text:p>69,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4.9" calcext:value-type="float">
            <text:p>44,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.7" calcext:value-type="float">
            <text:p>4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8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217.5" calcext:value-type="float">
            <text:p>217,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49.4" calcext:value-type="float">
            <text:p>49,4</text:p>
          </table:table-cell>
          <table:table-cell office:value-type="float" office:value="64.7" calcext:value-type="float">
            <text:p>64,7</text:p>
          </table:table-cell>
          <table:table-cell office:value-type="float" office:value="1.3" calcext:value-type="float">
            <text:p>1,3</text:p>
          </table:table-cell>
          <table:table-cell office:value-type="float" office:value="7.2" calcext:value-type="float">
            <text:p>7,2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office:value-type="float" office:value="30.7" calcext:value-type="float">
            <text:p>30,7</text:p>
          </table:table-cell>
          <table:table-cell office:value-type="float" office:value="11.4" calcext:value-type="float">
            <text:p>11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8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,1</text:p>
          </table:table-cell>
          <table:table-cell office:value-type="float" office:value="21.5" calcext:value-type="float">
            <text:p>21,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15.1" calcext:value-type="float">
            <text:p>15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6" calcext:value-type="float">
            <text:p>4,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8" calcext:value-type="float">
            <text:p>3,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8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,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8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8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2.9" calcext:value-type="float">
            <text:p>82,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9.1" calcext:value-type="float">
            <text:p>9,1</text:p>
          </table:table-cell>
          <table:table-cell office:value-type="float" office:value="61" calcext:value-type="float">
            <text:p>6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8</text:p>
          </table:table-cell>
          <table:table-cell office:value-type="float" office:value="1" calcext:value-type="float">
            <text:p>1</text:p>
          </table:table-cell>
          <table:table-cell office:value-type="float" office:value="130.2" calcext:value-type="float">
            <text:p>130,2</text:p>
          </table:table-cell>
          <table:table-cell office:value-type="float" office:value="221.3" calcext:value-type="float">
            <text:p>221,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9.7" calcext:value-type="float">
            <text:p>19,7</text:p>
          </table:table-cell>
          <table:table-cell office:value-type="float" office:value="33.8" calcext:value-type="float">
            <text:p>33,8</text:p>
          </table:table-cell>
          <table:table-cell office:value-type="float" office:value="4.6" calcext:value-type="float">
            <text:p>4,6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130.2" calcext:value-type="float">
            <text:p>130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8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,9</text:p>
          </table:table-cell>
          <table:table-cell office:value-type="float" office:value="28.3" calcext:value-type="float">
            <text:p>28,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3.9" calcext:value-type="float">
            <text:p>13,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7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8.8" calcext:value-type="float">
            <text:p>18,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4.5" calcext:value-type="float">
            <text:p>4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7</text:p>
          </table:table-cell>
          <table:table-cell office:value-type="float" office:value="1" calcext:value-type="float">
            <text:p>1</text:p>
          </table:table-cell>
          <table:table-cell office:value-type="float" office:value="61.8" calcext:value-type="float">
            <text:p>61,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3" calcext:value-type="float">
            <text:p>20,3</text:p>
          </table:table-cell>
          <table:table-cell office:value-type="float" office:value="5.4" calcext:value-type="float">
            <text:p>5,4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" calcext:value-type="float">
            <text:p>2,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7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0.9" calcext:value-type="float">
            <text:p>10,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.7" calcext:value-type="float">
            <text:p>12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,4</text:p>
          </table:table-cell>
          <table:table-cell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,4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7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,4</text:p>
          </table:table-cell>
          <table:table-cell office:value-type="float" office:value="45.8" calcext:value-type="float">
            <text:p>45,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7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,7</text:p>
          </table:table-cell>
          <table:table-cell office:value-type="float" office:value="8.4" calcext:value-type="float">
            <text:p>8,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6</text:p>
          </table:table-cell>
          <table:table-cell office:value-type="float" office:value="1" calcext:value-type="float">
            <text:p>1</text:p>
          </table:table-cell>
          <table:table-cell office:value-type="float" office:value="43.3" calcext:value-type="float">
            <text:p>43,3</text:p>
          </table:table-cell>
          <table:table-cell office:value-type="float" office:value="146.4" calcext:value-type="float">
            <text:p>146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27.1" calcext:value-type="float">
            <text:p>27,1</text:p>
          </table:table-cell>
          <table:table-cell office:value-type="float" office:value="5.8" calcext:value-type="float">
            <text:p>5,8</text:p>
          </table:table-cell>
          <table:table-cell office:value-type="float" office:value="32.8" calcext:value-type="float">
            <text:p>32,8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5.5" calcext:value-type="float">
            <text:p>15,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6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3.4" calcext:value-type="float">
            <text:p>13,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8" calcext:value-type="float">
            <text:p>7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6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6.2" calcext:value-type="float">
            <text:p>16,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6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6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,8</text:p>
          </table:table-cell>
          <table:table-cell office:value-type="float" office:value="9.2" calcext:value-type="float">
            <text:p>9,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6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9.4" calcext:value-type="float">
            <text:p>389,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10.1" calcext:value-type="float">
            <text:p>10,1</text:p>
          </table:table-cell>
          <table:table-cell office:value-type="float" office:value="12.7" calcext:value-type="float">
            <text:p>1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29.5" calcext:value-type="float">
            <text:p>29,5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,3</text:p>
          </table:table-cell>
          <table:table-cell office:value-type="float" office:value="11.2" calcext:value-type="float">
            <text:p>11,2</text:p>
          </table:table-cell>
          <table:table-cell office:value-type="float" office:value="15.8" calcext:value-type="float">
            <text:p>15,8</text:p>
          </table:table-cell>
          <table:table-cell office:value-type="float" office:value="29.5" calcext:value-type="float">
            <text:p>29,5</text:p>
          </table:table-cell>
          <table:table-cell office:value-type="float" office:value="90" calcext:value-type="float">
            <text:p>90</text:p>
          </table:table-cell>
          <table:table-cell office:value-type="float" office:value="4.6" calcext:value-type="float">
            <text:p>4,6</text:p>
          </table:table-cell>
          <table:table-cell office:value-type="float" office:value="3.4" calcext:value-type="float">
            <text:p>3,4</text:p>
          </table:table-cell>
          <table:table-cell office:value-type="float" office:value="52.8" calcext:value-type="float">
            <text:p>52,8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5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5.3" calcext:value-type="float">
            <text:p>15,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.7" calcext:value-type="float">
            <text:p>22,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5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1.5" calcext:value-type="float">
            <text:p>11,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7" calcext:value-type="float">
            <text:p>7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5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23.4" calcext:value-type="float">
            <text:p>23,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4.5" calcext:value-type="float">
            <text:p>4,5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.3" calcext:value-type="float">
            <text:p>34,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6.3" calcext:value-type="float">
            <text:p>6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5</text:p>
          </table:table-cell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,6</text:p>
          </table:table-cell>
          <table:table-cell office:value-type="float" office:value="119.1" calcext:value-type="float">
            <text:p>119,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.9" calcext:value-type="float">
            <text:p>13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.6" calcext:value-type="float">
            <text:p>50,6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,6</text:p>
          </table:table-cell>
          <table:table-cell office:value-type="float" office:value="33.6" calcext:value-type="float">
            <text:p>33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 office:value-type="float" office:value="1" calcext:value-type="float">
            <text:p>1</text:p>
          </table:table-cell>
          <table:table-cell office:value-type="float" office:value="18.3" calcext:value-type="float">
            <text:p>18,3</text:p>
          </table:table-cell>
          <table:table-cell office:value-type="float" office:value="21.2" calcext:value-type="float">
            <text:p>21,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5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,1</text:p>
          </table:table-cell>
          <table:table-cell office:value-type="float" office:value="71.1" calcext:value-type="float">
            <text:p>71,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8.7" calcext:value-type="float">
            <text:p>8,7</text:p>
          </table:table-cell>
          <table:table-cell office:value-type="float" office:value="40.1" calcext:value-type="float">
            <text:p>40,1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4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,3</text:p>
          </table:table-cell>
          <table:table-cell office:value-type="float" office:value="225.8" calcext:value-type="float">
            <text:p>225,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0.7" calcext:value-type="float">
            <text:p>30,7</text:p>
          </table:table-cell>
          <table:table-cell office:value-type="float" office:value="27.5" calcext:value-type="float">
            <text:p>2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4</text:p>
          </table:table-cell>
          <table:table-cell office:value-type="float" office:value="1" calcext:value-type="float">
            <text:p>1</text:p>
          </table:table-cell>
          <table:table-cell office:value-type="float" office:value="39.9" calcext:value-type="float">
            <text:p>39,9</text:p>
          </table:table-cell>
          <table:table-cell office:value-type="float" office:value="95.2" calcext:value-type="float">
            <text:p>95,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3.8" calcext:value-type="float">
            <text:p>3,8</text:p>
          </table:table-cell>
          <table:table-cell office:value-type="float" office:value="28.7" calcext:value-type="float">
            <text:p>28,7</text:p>
          </table:table-cell>
          <table:table-cell office:value-type="float" office:value="39.9" calcext:value-type="float">
            <text:p>39,9</text:p>
          </table:table-cell>
          <table:table-cell office:value-type="float" office:value="8.7" calcext:value-type="float">
            <text:p>8,7</text:p>
          </table:table-cell>
          <table:table-cell office:value-type="float" office:value="3.9" calcext:value-type="float">
            <text:p>3,9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4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,9</text:p>
          </table:table-cell>
          <table:table-cell office:value-type="float" office:value="25.9" calcext:value-type="float">
            <text:p>25,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,9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4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3.5" calcext:value-type="float">
            <text:p>13,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2" calcext:value-type="float">
            <text:p>10,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4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office:value-type="float" office:value="1.2" calcext:value-type="float">
            <text:p>1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4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3.2" calcext:value-type="float">
            <text:p>3,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23.8" calcext:value-type="float">
            <text:p>23,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3</text:p>
          </table:table-cell>
          <table:table-cell office:value-type="float" office:value="1" calcext:value-type="float">
            <text:p>1</text:p>
          </table:table-cell>
          <table:table-cell office:value-type="float" office:value="44.6" calcext:value-type="float">
            <text:p>44,6</text:p>
          </table:table-cell>
          <table:table-cell office:value-type="float" office:value="197.9" calcext:value-type="float">
            <text:p>197,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1.3" calcext:value-type="float">
            <text:p>31,3</text:p>
          </table:table-cell>
          <table:table-cell office:value-type="float" office:value="31.2" calcext:value-type="float">
            <text:p>31,2</text:p>
          </table:table-cell>
          <table:table-cell office:value-type="float" office:value="22.8" calcext:value-type="float">
            <text:p>22,8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6" calcext:value-type="float">
            <text:p>44,6</text:p>
          </table:table-cell>
          <table:table-cell office:value-type="float" office:value="4.1" calcext:value-type="float">
            <text:p>4,1</text:p>
          </table:table-cell>
          <table:table-cell office:value-type="float" office:value="19.5" calcext:value-type="float">
            <text:p>19,5</text:p>
          </table:table-cell>
          <table:table-cell office:value-type="float" office:value="8.9" calcext:value-type="float">
            <text:p>8,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40.3" calcext:value-type="float">
            <text:p>40,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2.1" calcext:value-type="float">
            <text:p>2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4.1" calcext:value-type="float">
            <text:p>4,1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.6" calcext:value-type="float">
            <text:p>14,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4.6" calcext:value-type="float">
            <text:p>14,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3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1.3" calcext:value-type="float">
            <text:p>11,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3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9.9" calcext:value-type="float">
            <text:p>9,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3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,7</text:p>
          </table:table-cell>
          <table:table-cell office:value-type="float" office:value="22.9" calcext:value-type="float">
            <text:p>22,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3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4" calcext:value-type="float">
            <text:p>15,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9" calcext:value-type="float">
            <text:p>7,9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3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float" office:value="32.7" calcext:value-type="float">
            <text:p>32,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3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1" calcext:value-type="float">
            <text:p>6,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,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3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,8</text:p>
          </table:table-cell>
          <table:table-cell office:value-type="float" office:value="121.5" calcext:value-type="float">
            <text:p>121,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22.4" calcext:value-type="float">
            <text:p>22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float" office:value="38.8" calcext:value-type="float">
            <text:p>38,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2</text:p>
          </table:table-cell>
          <table:table-cell office:value-type="float" office:value="1" calcext:value-type="float">
            <text:p>1</text:p>
          </table:table-cell>
          <table:table-cell office:value-type="float" office:value="32.7" calcext:value-type="float">
            <text:p>32,7</text:p>
          </table:table-cell>
          <table:table-cell office:value-type="float" office:value="103.2" calcext:value-type="float">
            <text:p>103,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9.6" calcext:value-type="float">
            <text:p>9,6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,6</text:p>
          </table:table-cell>
          <table:table-cell office:value-type="float" office:value="14.2" calcext:value-type="float">
            <text:p>14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.7" calcext:value-type="float">
            <text:p>32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8.5" calcext:value-type="float">
            <text:p>8,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float" office:value="4.7" calcext:value-type="float">
            <text:p>4,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6.7" calcext:value-type="float">
            <text:p>56,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6" calcext:value-type="float">
            <text:p>0,6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10.2" calcext:value-type="float">
            <text:p>10,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2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3" calcext:value-type="float">
            <text:p>11,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.7" calcext:value-type="float">
            <text:p>2,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2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8" calcext:value-type="float">
            <text:p>15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1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office:value-type="float" office:value="56.8" calcext:value-type="float">
            <text:p>56,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1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,5</text:p>
          </table:table-cell>
          <table:table-cell office:value-type="float" office:value="85.8" calcext:value-type="float">
            <text:p>85,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5.9" calcext:value-type="float">
            <text:p>15,9</text:p>
          </table:table-cell>
          <table:table-cell office:value-type="float" office:value="49.5" calcext:value-type="float">
            <text:p>49,5</text:p>
          </table:table-cell>
          <table:table-cell office:value-type="float" office:value="11.3" calcext:value-type="float">
            <text:p>11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1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,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office:value-type="float" office:value="16.1" calcext:value-type="float">
            <text:p>16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1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6.1" calcext:value-type="float">
            <text:p>6,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1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8.4" calcext:value-type="float">
            <text:p>8,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1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5.1" calcext:value-type="float">
            <text:p>25,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1</text:p>
          </table:table-cell>
          <table:table-cell office:value-type="float" office:value="1" calcext:value-type="float">
            <text:p>1</text:p>
          </table:table-cell>
          <table:table-cell office:value-type="float" office:value="70.3" calcext:value-type="float">
            <text:p>70,3</text:p>
          </table:table-cell>
          <table:table-cell office:value-type="float" office:value="184.6" calcext:value-type="float">
            <text:p>184,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,2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.9" calcext:value-type="float">
            <text:p>2,9</text:p>
          </table:table-cell>
          <table:table-cell office:value-type="float" office:value="34.4" calcext:value-type="float">
            <text:p>34,4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,3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9.1" calcext:value-type="float">
            <text:p>9,1</text:p>
          </table:table-cell>
          <table:table-cell office:value-type="float" office:value="4.7" calcext:value-type="float">
            <text:p>4,7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1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,1</text:p>
          </table:table-cell>
          <table:table-cell office:value-type="float" office:value="10.5" calcext:value-type="float">
            <text:p>10,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1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,2</text:p>
          </table:table-cell>
          <table:table-cell office:value-type="float" office:value="44.4" calcext:value-type="float">
            <text:p>44,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0</text:p>
          </table:table-cell>
          <table:table-cell office:value-type="float" office:value="1" calcext:value-type="float">
            <text:p>1</text:p>
          </table:table-cell>
          <table:table-cell office:value-type="float" office:value="83.7" calcext:value-type="float">
            <text:p>83,7</text:p>
          </table:table-cell>
          <table:table-cell office:value-type="float" office:value="165.9" calcext:value-type="float">
            <text:p>165,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3.2" calcext:value-type="float">
            <text:p>3,2</text:p>
          </table:table-cell>
          <table:table-cell office:value-type="float" office:value="83.7" calcext:value-type="float">
            <text:p>83,7</text:p>
          </table:table-cell>
          <table:table-cell office:value-type="float" office:value="14.3" calcext:value-type="float">
            <text:p>14,3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0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,3</text:p>
          </table:table-cell>
          <table:table-cell office:value-type="float" office:value="114.2" calcext:value-type="float">
            <text:p>114,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21.1" calcext:value-type="float">
            <text:p>21,1</text:p>
          </table:table-cell>
          <table:table-cell office:value-type="float" office:value="20.3" calcext:value-type="float">
            <text:p>20,3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3.7" calcext:value-type="float">
            <text:p>1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15.1" calcext:value-type="float">
            <text:p>1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0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,5</text:p>
          </table:table-cell>
          <table:table-cell office:value-type="float" office:value="48.9" calcext:value-type="float">
            <text:p>48,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3.2" calcext:value-type="float">
            <text:p>13,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5.5" calcext:value-type="float">
            <text:p>5,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3.4" calcext:value-type="float">
            <text:p>3,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0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11.6" calcext:value-type="float">
            <text:p>11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  <table:table-cell office:value-type="float" office:value="3.3" calcext:value-type="float">
            <text:p>3,3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0</text:p>
          </table:table-cell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,8</text:p>
          </table:table-cell>
          <table:table-cell office:value-type="float" office:value="56.4" calcext:value-type="float">
            <text:p>56,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,2</text:p>
          </table:table-cell>
          <table:table-cell office:value-type="float" office:value="16.8" calcext:value-type="float">
            <text:p>16,8</text:p>
          </table:table-cell>
          <table:table-cell office:value-type="float" office:value="0.4" calcext:value-type="float">
            <text:p>0,4</text:p>
          </table:table-cell>
          <table:table-cell office:value-type="float" office:value="15.3" calcext:value-type="float">
            <text:p>15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0</text:p>
          </table:table-cell>
          <table:table-cell office:value-type="float" office:value="1" calcext:value-type="float">
            <text:p>1</text:p>
          </table:table-cell>
          <table:table-cell office:value-type="float" office:value="79.2" calcext:value-type="float">
            <text:p>79,2</text:p>
          </table:table-cell>
          <table:table-cell office:value-type="float" office:value="273.4" calcext:value-type="float">
            <text:p>273,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79.2" calcext:value-type="float">
            <text:p>79,2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,3</text:p>
          </table:table-cell>
          <table:table-cell office:value-type="float" office:value="4.8" calcext:value-type="float">
            <text:p>4,8</text:p>
          </table:table-cell>
          <table:table-cell office:value-type="float" office:value="4" calcext:value-type="float">
            <text:p>4</text:p>
          </table:table-cell>
          <table:table-cell office:value-type="float" office:value="76.7" calcext:value-type="float">
            <text:p>76,7</text:p>
          </table:table-cell>
          <table:table-cell office:value-type="float" office:value="10.9" calcext:value-type="float">
            <text:p>10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0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67.4" calcext:value-type="float">
            <text:p>67,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4" calcext:value-type="float">
            <text:p>1,4</text:p>
          </table:table-cell>
          <table:table-cell office:value-type="float" office:value="22.2" calcext:value-type="float">
            <text:p>22,2</text:p>
          </table:table-cell>
          <table:table-cell office:value-type="float" office:value="25.6" calcext:value-type="float">
            <text:p>25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8" calcext:value-type="float">
            <text:p>15,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9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,5</text:p>
          </table:table-cell>
          <table:table-cell office:value-type="float" office:value="63.3" calcext:value-type="float">
            <text:p>63,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9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.7" calcext:value-type="float">
            <text:p>2,7</text:p>
          </table:table-cell>
          <table:table-cell office:value-type="float" office:value="1.2" calcext:value-type="float">
            <text:p>1,2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8.8" calcext:value-type="float">
            <text:p>148,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9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9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,4</text:p>
          </table:table-cell>
          <table:table-cell office:value-type="float" office:value="26.3" calcext:value-type="float">
            <text:p>26,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0.4" calcext:value-type="float">
            <text:p>20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9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12.5" calcext:value-type="float">
            <text:p>12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9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,1</text:p>
          </table:table-cell>
          <table:table-cell office:value-type="float" office:value="75.8" calcext:value-type="float">
            <text:p>75,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 office:value-type="float" office:value="15.2" calcext:value-type="float">
            <text:p>15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" calcext:value-type="float">
            <text:p>17,8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0.1" calcext:value-type="float">
            <text:p>20,1</text:p>
          </table:table-cell>
          <table:table-cell office:value-type="float" office:value="2.1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9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3.7" calcext:value-type="float">
            <text:p>23,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9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9</text:p>
          </table:table-cell>
          <table:table-cell office:value-type="float" office:value="1" calcext:value-type="float">
            <text:p>1</text:p>
          </table:table-cell>
          <table:table-cell office:value-type="float" office:value="34.1" calcext:value-type="float">
            <text:p>34,1</text:p>
          </table:table-cell>
          <table:table-cell office:value-type="float" office:value="129.5" calcext:value-type="float">
            <text:p>129,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.1" calcext:value-type="float">
            <text:p>34,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,6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.2" calcext:value-type="float">
            <text:p>25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,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8</text:p>
          </table:table-cell>
          <table:table-cell office:value-type="float" office:value="1" calcext:value-type="float">
            <text:p>1</text:p>
          </table:table-cell>
          <table:table-cell office:value-type="float" office:value="40.7" calcext:value-type="float">
            <text:p>40,7</text:p>
          </table:table-cell>
          <table:table-cell office:value-type="float" office:value="79.4" calcext:value-type="float">
            <text:p>79,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40.7" calcext:value-type="float">
            <text:p>40,7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5.5" calcext:value-type="float">
            <text:p>5,5</text:p>
          </table:table-cell>
          <table:table-cell office:value-type="float" office:value="15.5" calcext:value-type="float">
            <text:p>15,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8</text:p>
          </table:table-cell>
          <table:table-cell office:value-type="float" office:value="1" calcext:value-type="float">
            <text:p>1</text:p>
          </table:table-cell>
          <table:table-cell office:value-type="float" office:value="108.6" calcext:value-type="float">
            <text:p>108,6</text:p>
          </table:table-cell>
          <table:table-cell office:value-type="float" office:value="171.2" calcext:value-type="float">
            <text:p>171,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108.6" calcext:value-type="float">
            <text:p>108,6</text:p>
          </table:table-cell>
          <table:table-cell office:value-type="float" office:value="8.1" calcext:value-type="float">
            <text:p>8,1</text:p>
          </table:table-cell>
          <table:table-cell office:value-type="float" office:value="5.9" calcext:value-type="float">
            <text:p>5,9</text:p>
          </table:table-cell>
          <table:table-cell office:value-type="float" office:value="2.9" calcext:value-type="float">
            <text:p>2,9</text:p>
          </table:table-cell>
          <table:table-cell office:value-type="float" office:value="1.2" calcext:value-type="float">
            <text:p>1,2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5.6" calcext:value-type="float">
            <text:p>5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8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office:value-type="float" office:value="14.6" calcext:value-type="float">
            <text:p>14,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.6" calcext:value-type="float">
            <text:p>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2.2" calcext:value-type="float">
            <text:p>102,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,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8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71.5" calcext:value-type="float">
            <text:p>71,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,6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8</text:p>
          </table:table-cell>
          <table:table-cell office:value-type="float" office:value="1" calcext:value-type="float">
            <text:p>1</text:p>
          </table:table-cell>
          <table:table-cell office:value-type="float" office:value="109.5" calcext:value-type="float">
            <text:p>109,5</text:p>
          </table:table-cell>
          <table:table-cell office:value-type="float" office:value="177.4" calcext:value-type="float">
            <text:p>177,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0.6" calcext:value-type="float">
            <text:p>10,6</text:p>
          </table:table-cell>
          <table:table-cell office:value-type="float" office:value="9" calcext:value-type="float">
            <text:p>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5.3" calcext:value-type="float">
            <text:p>25,3</text:p>
          </table:table-cell>
          <table:table-cell office:value-type="float" office:value="9.7" calcext:value-type="float">
            <text:p>9,7</text:p>
          </table:table-cell>
          <table:table-cell office:value-type="float" office:value="109.5" calcext:value-type="float">
            <text:p>109,5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8</text:p>
          </table:table-cell>
          <table:table-cell office:value-type="float" office:value="1" calcext:value-type="float">
            <text:p>1</text:p>
          </table:table-cell>
          <table:table-cell office:value-type="float" office:value="33.7" calcext:value-type="float">
            <text:p>33,7</text:p>
          </table:table-cell>
          <table:table-cell office:value-type="float" office:value="44.3" calcext:value-type="float">
            <text:p>44,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7" calcext:value-type="float">
            <text:p>3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8.2" calcext:value-type="float">
            <text:p>78,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,3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2.3" calcext:value-type="float">
            <text:p>22,3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7</text:p>
          </table:table-cell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,8</text:p>
          </table:table-cell>
          <table:table-cell office:value-type="float" office:value="76.8" calcext:value-type="float">
            <text:p>76,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5.8" calcext:value-type="float">
            <text:p>15,8</text:p>
          </table:table-cell>
          <table:table-cell office:value-type="float" office:value="1.6" calcext:value-type="float">
            <text:p>1,6</text:p>
          </table:table-cell>
          <table:table-cell office:value-type="float" office:value="34.8" calcext:value-type="float">
            <text:p>34,8</text:p>
          </table:table-cell>
          <table:table-cell office:value-type="float" office:value="2.5" calcext:value-type="float">
            <text:p>2,5</text:p>
          </table:table-cell>
          <table:table-cell office:value-type="float" office:value="10.4" calcext:value-type="float">
            <text:p>10,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7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,4</text:p>
          </table:table-cell>
          <table:table-cell office:value-type="float" office:value="13.3" calcext:value-type="float">
            <text:p>13,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.4" calcext:value-type="float">
            <text:p>9,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7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float" office:value="5.4" calcext:value-type="float">
            <text:p>5,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7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5" calcext:value-type="float">
            <text:p>10,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4.3" calcext:value-type="float">
            <text:p>44,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7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7</text:p>
          </table:table-cell>
          <table:table-cell office:value-type="float" office:value="1" calcext:value-type="float">
            <text:p>1</text:p>
          </table:table-cell>
          <table:table-cell office:value-type="float" office:value="48.7" calcext:value-type="float">
            <text:p>48,7</text:p>
          </table:table-cell>
          <table:table-cell office:value-type="float" office:value="195.8" calcext:value-type="float">
            <text:p>195,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8.3" calcext:value-type="float">
            <text:p>38,3</text:p>
          </table:table-cell>
          <table:table-cell office:value-type="float" office:value="7.3" calcext:value-type="float">
            <text:p>7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.7" calcext:value-type="float">
            <text:p>48,7</text:p>
          </table:table-cell>
          <table:table-cell office:value-type="float" office:value="7.2" calcext:value-type="float">
            <text:p>7,2</text:p>
          </table:table-cell>
          <table:table-cell office:value-type="float" office:value="24.6" calcext:value-type="float">
            <text:p>24,6</text:p>
          </table:table-cell>
          <table:table-cell office:value-type="float" office:value="6.3" calcext:value-type="float">
            <text:p>6,3</text:p>
          </table:table-cell>
          <table:table-cell office:value-type="float" office:value="17.9" calcext:value-type="float">
            <text:p>17,9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12.4" calcext:value-type="float">
            <text:p>12,4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7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,7</text:p>
          </table:table-cell>
          <table:table-cell office:value-type="float" office:value="44.5" calcext:value-type="float">
            <text:p>44,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11.5" calcext:value-type="float">
            <text:p>11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6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12.9" calcext:value-type="float">
            <text:p>12,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.1" calcext:value-type="float">
            <text:p>4,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6</text:p>
          </table:table-cell>
          <table:table-cell office:value-type="float" office:value="1" calcext:value-type="float">
            <text:p>1</text:p>
          </table:table-cell>
          <table:table-cell office:value-type="float" office:value="74.6" calcext:value-type="float">
            <text:p>74,6</text:p>
          </table:table-cell>
          <table:table-cell office:value-type="float" office:value="198.2" calcext:value-type="float">
            <text:p>198,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office:value-type="float" office:value="74.6" calcext:value-type="float">
            <text:p>74,6</text:p>
          </table:table-cell>
          <table:table-cell office:value-type="float" office:value="46.6" calcext:value-type="float">
            <text:p>46,6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82.5" calcext:value-type="float">
            <text:p>182,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6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4.3" calcext:value-type="float">
            <text:p>4,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6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,2</text:p>
          </table:table-cell>
          <table:table-cell office:value-type="float" office:value="19.8" calcext:value-type="float">
            <text:p>19,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.7" calcext:value-type="float">
            <text:p>13,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6</text:p>
          </table:table-cell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,5</text:p>
          </table:table-cell>
          <table:table-cell office:value-type="float" office:value="96.1" calcext:value-type="float">
            <text:p>96,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7.7" calcext:value-type="float">
            <text:p>27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14.5" calcext:value-type="float">
            <text:p>14,5</text:p>
          </table:table-cell>
          <table:table-cell office:value-type="float" office:value="33.5" calcext:value-type="float">
            <text:p>33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6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,3</text:p>
          </table:table-cell>
          <table:table-cell office:value-type="float" office:value="229.6" calcext:value-type="float">
            <text:p>229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.6" calcext:value-type="float">
            <text:p>9,6</text:p>
          </table:table-cell>
          <table:table-cell office:value-type="float" office:value="3.5" calcext:value-type="float">
            <text:p>3,5</text:p>
          </table:table-cell>
          <table:table-cell office:value-type="float" office:value="24.1" calcext:value-type="float">
            <text:p>24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3" calcext:value-type="float">
            <text:p>67,3</text:p>
          </table:table-cell>
          <table:table-cell office:value-type="float" office:value="3.6" calcext:value-type="float">
            <text:p>3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,4</text:p>
          </table:table-cell>
          <table:table-cell office:value-type="float" office:value="61.2" calcext:value-type="float">
            <text:p>6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4" calcext:value-type="float">
            <text:p>55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5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1.9" calcext:value-type="float">
            <text:p>11,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8.1" calcext:value-type="float">
            <text:p>8,1</text:p>
          </table:table-cell>
          <table:table-cell office:value-type="float" office:value="72.5" calcext:value-type="float">
            <text:p>72,5</text:p>
          </table:table-cell>
          <table:table-cell office:value-type="float" office:value="3.4" calcext:value-type="float">
            <text:p>3,4</text:p>
          </table:table-cell>
          <table:table-cell office:value-type="float" office:value="5.1" calcext:value-type="float">
            <text:p>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5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5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,5</text:p>
          </table:table-cell>
          <table:table-cell office:value-type="float" office:value="48.9" calcext:value-type="float">
            <text:p>48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4.5" calcext:value-type="float">
            <text:p>4,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1" calcext:value-type="float">
            <text:p>4,1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5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,4</text:p>
          </table:table-cell>
          <table:table-cell office:value-type="float" office:value="172.4" calcext:value-type="float">
            <text:p>172,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.4" calcext:value-type="float">
            <text:p>54,4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20.9" calcext:value-type="float">
            <text:p>20,9</text:p>
          </table:table-cell>
          <table:table-cell office:value-type="float" office:value="6.8" calcext:value-type="float">
            <text:p>6,8</text:p>
          </table:table-cell>
          <table:table-cell office:value-type="float" office:value="41.1" calcext:value-type="float">
            <text:p>41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,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5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,6</text:p>
          </table:table-cell>
          <table:table-cell office:value-type="float" office:value="46.3" calcext:value-type="float">
            <text:p>46,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,7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3.3" calcext:value-type="float">
            <text:p>13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31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</table:table>
      <table:table table:name="original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4" table:number-columns-repeated="20" table:default-cell-style-name="Default"/>
        <table:table-column table:style-name="co16" table:number-columns-repeated="10" table:default-cell-style-name="Default"/>
        <table:table-column table:style-name="co17" table:default-cell-style-name="Default"/>
        <table:table-column table:style-name="co16" table:number-columns-repeated="20" table:default-cell-style-name="Default"/>
        <table:table-row table:style-name="ro1">
          <table:table-cell office:value-type="string" calcext:value-type="string">
            <text:p>Sistema de Informações Hidrológicas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Versão Web 3.0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© 2018 Agência Nacional de Águas (ANA)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NivelConsistencia: 1 = Bruto, 2 = Consistido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TipoMedicaoChuvas: 1 = Pluviômetro, 2 = Pluviógrafo, 3 = Data logger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tatus: 0 = Branco, 1 = Real, 2 = Estimado, 3 = Duvidoso, 4 = Acumulado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Restrições da consulta: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Código da Estação:01340039</text:p>
          </table:table-cell>
          <table:table-cell/>
          <table:table-cell table:style-name="Default"/>
          <table:table-cell table:number-columns-repeated="7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EstacaoCodigo</text:p>
          </table:table-cell>
          <table:table-cell office:value-type="string" calcext:value-type="string">
            <text:p>NivelConsistenc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ipoMedicaoChuvas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aMaxima</text:p>
          </table:table-cell>
          <table:table-cell office:value-type="string" calcext:value-type="string">
            <text:p>NumDiasDeChuva</text:p>
          </table:table-cell>
          <table:table-cell office:value-type="string" calcext:value-type="string">
            <text:p>MaximaStatus</text:p>
          </table:table-cell>
          <table:table-cell office:value-type="string" calcext:value-type="string">
            <text:p>TotalStatus</text:p>
          </table:table-cell>
          <table:table-cell office:value-type="string" calcext:value-type="string">
            <text:p>NumDiasDeChuvaStatus</text:p>
          </table:table-cell>
          <table:table-cell office:value-type="string" calcext:value-type="string">
            <text:p>TotalAnual</text:p>
          </table:table-cell>
          <table:table-cell office:value-type="string" calcext:value-type="string">
            <text:p>TotalAnualStatus</text:p>
          </table:table-cell>
          <table:table-cell office:value-type="string" calcext:value-type="string">
            <text:p>Chuva01</text:p>
          </table:table-cell>
          <table:table-cell office:value-type="string" calcext:value-type="string">
            <text:p>Chuva02</text:p>
          </table:table-cell>
          <table:table-cell office:value-type="string" calcext:value-type="string">
            <text:p>Chuva03</text:p>
          </table:table-cell>
          <table:table-cell office:value-type="string" calcext:value-type="string">
            <text:p>Chuva04</text:p>
          </table:table-cell>
          <table:table-cell office:value-type="string" calcext:value-type="string">
            <text:p>Chuva05</text:p>
          </table:table-cell>
          <table:table-cell office:value-type="string" calcext:value-type="string">
            <text:p>Chuva06</text:p>
          </table:table-cell>
          <table:table-cell office:value-type="string" calcext:value-type="string">
            <text:p>Chuva07</text:p>
          </table:table-cell>
          <table:table-cell office:value-type="string" calcext:value-type="string">
            <text:p>Chuva08</text:p>
          </table:table-cell>
          <table:table-cell office:value-type="string" calcext:value-type="string">
            <text:p>Chuva09</text:p>
          </table:table-cell>
          <table:table-cell office:value-type="string" calcext:value-type="string">
            <text:p>Chuva10</text:p>
          </table:table-cell>
          <table:table-cell office:value-type="string" calcext:value-type="string">
            <text:p>Chuva11</text:p>
          </table:table-cell>
          <table:table-cell office:value-type="string" calcext:value-type="string">
            <text:p>Chuva12</text:p>
          </table:table-cell>
          <table:table-cell office:value-type="string" calcext:value-type="string">
            <text:p>Chuva13</text:p>
          </table:table-cell>
          <table:table-cell office:value-type="string" calcext:value-type="string">
            <text:p>Chuva14</text:p>
          </table:table-cell>
          <table:table-cell office:value-type="string" calcext:value-type="string">
            <text:p>Chuva15</text:p>
          </table:table-cell>
          <table:table-cell office:value-type="string" calcext:value-type="string">
            <text:p>Chuva16</text:p>
          </table:table-cell>
          <table:table-cell office:value-type="string" calcext:value-type="string">
            <text:p>Chuva17</text:p>
          </table:table-cell>
          <table:table-cell office:value-type="string" calcext:value-type="string">
            <text:p>Chuva18</text:p>
          </table:table-cell>
          <table:table-cell office:value-type="string" calcext:value-type="string">
            <text:p>Chuva19</text:p>
          </table:table-cell>
          <table:table-cell office:value-type="string" calcext:value-type="string">
            <text:p>Chuva20</text:p>
          </table:table-cell>
          <table:table-cell office:value-type="string" calcext:value-type="string">
            <text:p>Chuva21</text:p>
          </table:table-cell>
          <table:table-cell office:value-type="string" calcext:value-type="string">
            <text:p>Chuva22</text:p>
          </table:table-cell>
          <table:table-cell office:value-type="string" calcext:value-type="string">
            <text:p>Chuva23</text:p>
          </table:table-cell>
          <table:table-cell office:value-type="string" calcext:value-type="string">
            <text:p>Chuva24</text:p>
          </table:table-cell>
          <table:table-cell office:value-type="string" calcext:value-type="string">
            <text:p>Chuva25</text:p>
          </table:table-cell>
          <table:table-cell office:value-type="string" calcext:value-type="string">
            <text:p>Chuva26</text:p>
          </table:table-cell>
          <table:table-cell office:value-type="string" calcext:value-type="string">
            <text:p>Chuva27</text:p>
          </table:table-cell>
          <table:table-cell office:value-type="string" calcext:value-type="string">
            <text:p>Chuva28</text:p>
          </table:table-cell>
          <table:table-cell office:value-type="string" calcext:value-type="string">
            <text:p>Chuva29</text:p>
          </table:table-cell>
          <table:table-cell office:value-type="string" calcext:value-type="string">
            <text:p>Chuva30</text:p>
          </table:table-cell>
          <table:table-cell office:value-type="string" calcext:value-type="string">
            <text:p>Chuva31</text:p>
          </table:table-cell>
          <table:table-cell office:value-type="string" calcext:value-type="string">
            <text:p>Chuva01Status</text:p>
          </table:table-cell>
          <table:table-cell office:value-type="string" calcext:value-type="string">
            <text:p>Chuva02Status</text:p>
          </table:table-cell>
          <table:table-cell office:value-type="string" calcext:value-type="string">
            <text:p>Chuva03Status</text:p>
          </table:table-cell>
          <table:table-cell office:value-type="string" calcext:value-type="string">
            <text:p>Chuva04Status</text:p>
          </table:table-cell>
          <table:table-cell office:value-type="string" calcext:value-type="string">
            <text:p>Chuva05Status</text:p>
          </table:table-cell>
          <table:table-cell office:value-type="string" calcext:value-type="string">
            <text:p>Chuva06Status</text:p>
          </table:table-cell>
          <table:table-cell office:value-type="string" calcext:value-type="string">
            <text:p>Chuva07Status</text:p>
          </table:table-cell>
          <table:table-cell office:value-type="string" calcext:value-type="string">
            <text:p>Chuva08Status</text:p>
          </table:table-cell>
          <table:table-cell office:value-type="string" calcext:value-type="string">
            <text:p>Chuva09Status</text:p>
          </table:table-cell>
          <table:table-cell office:value-type="string" calcext:value-type="string">
            <text:p>Chuva10Status</text:p>
          </table:table-cell>
          <table:table-cell office:value-type="string" calcext:value-type="string">
            <text:p>Chuva11Status</text:p>
          </table:table-cell>
          <table:table-cell office:value-type="string" calcext:value-type="string">
            <text:p>Chuva12Status</text:p>
          </table:table-cell>
          <table:table-cell office:value-type="string" calcext:value-type="string">
            <text:p>Chuva13Status</text:p>
          </table:table-cell>
          <table:table-cell office:value-type="string" calcext:value-type="string">
            <text:p>Chuva14Status</text:p>
          </table:table-cell>
          <table:table-cell office:value-type="string" calcext:value-type="string">
            <text:p>Chuva15Status</text:p>
          </table:table-cell>
          <table:table-cell office:value-type="string" calcext:value-type="string">
            <text:p>Chuva16Status</text:p>
          </table:table-cell>
          <table:table-cell office:value-type="string" calcext:value-type="string">
            <text:p>Chuva17Status</text:p>
          </table:table-cell>
          <table:table-cell office:value-type="string" calcext:value-type="string">
            <text:p>Chuva18Status</text:p>
          </table:table-cell>
          <table:table-cell office:value-type="string" calcext:value-type="string">
            <text:p>Chuva19Status</text:p>
          </table:table-cell>
          <table:table-cell office:value-type="string" calcext:value-type="string">
            <text:p>Chuva20Status</text:p>
          </table:table-cell>
          <table:table-cell office:value-type="string" calcext:value-type="string">
            <text:p>Chuva21Status</text:p>
          </table:table-cell>
          <table:table-cell office:value-type="string" calcext:value-type="string">
            <text:p>Chuva22Status</text:p>
          </table:table-cell>
          <table:table-cell office:value-type="string" calcext:value-type="string">
            <text:p>Chuva23Status</text:p>
          </table:table-cell>
          <table:table-cell office:value-type="string" calcext:value-type="string">
            <text:p>Chuva24Status</text:p>
          </table:table-cell>
          <table:table-cell office:value-type="string" calcext:value-type="string">
            <text:p>Chuva25Status</text:p>
          </table:table-cell>
          <table:table-cell office:value-type="string" calcext:value-type="string">
            <text:p>Chuva26Status</text:p>
          </table:table-cell>
          <table:table-cell office:value-type="string" calcext:value-type="string">
            <text:p>Chuva27Status</text:p>
          </table:table-cell>
          <table:table-cell office:value-type="string" calcext:value-type="string">
            <text:p>Chuva28Status</text:p>
          </table:table-cell>
          <table:table-cell office:value-type="string" calcext:value-type="string">
            <text:p>Chuva29Status</text:p>
          </table:table-cell>
          <table:table-cell office:value-type="string" calcext:value-type="string">
            <text:p>Chuva30Status</text:p>
          </table:table-cell>
          <table:table-cell office:value-type="string" calcext:value-type="string">
            <text:p>Chuva31Status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3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,3</text:p>
          </table:table-cell>
          <table:table-cell office:value-type="float" office:value="27.6" calcext:value-type="float">
            <text:p>27,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7.3" calcext:value-type="float">
            <text:p>17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2</text:p>
          </table:table-cell>
          <table:table-cell office:value-type="float" office:value="1" calcext:value-type="float">
            <text:p>1</text:p>
          </table:table-cell>
          <table:table-cell office:value-type="float" office:value="140.2" calcext:value-type="float">
            <text:p>140,2</text:p>
          </table:table-cell>
          <table:table-cell office:value-type="float" office:value="338.2" calcext:value-type="float">
            <text:p>338,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2" calcext:value-type="float">
            <text:p>4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11.1" calcext:value-type="float">
            <text:p>11,1</text:p>
          </table:table-cell>
          <table:table-cell office:value-type="float" office:value="4.6" calcext:value-type="float">
            <text:p>4,6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office:value-type="float" office:value="24.5" calcext:value-type="float">
            <text:p>24,5</text:p>
          </table:table-cell>
          <table:table-cell office:value-type="float" office:value="140.2" calcext:value-type="float">
            <text:p>140,2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float" office:value="51.9" calcext:value-type="float">
            <text:p>51,9</text:p>
          </table:table-cell>
          <table:table-cell office:value-type="float" office:value="242.1" calcext:value-type="float">
            <text:p>242,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6.3" calcext:value-type="float">
            <text:p>26,3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,5</text:p>
          </table:table-cell>
          <table:table-cell office:value-type="float" office:value="51.9" calcext:value-type="float">
            <text:p>51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office:value-type="float" office:value="4.3" calcext:value-type="float">
            <text:p>4,3</text:p>
          </table:table-cell>
          <table:table-cell office:value-type="float" office:value="30.1" calcext:value-type="float">
            <text:p>30,1</text:p>
          </table:table-cell>
          <table:table-cell office:value-type="float" office:value="32.3" calcext:value-type="float">
            <text:p>32,3</text:p>
          </table:table-cell>
          <table:table-cell office:value-type="float" office:value="40.8" calcext:value-type="float">
            <text:p>40,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2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21.2" calcext:value-type="float">
            <text:p>2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2.9" calcext:value-type="float">
            <text:p>12,9</text:p>
          </table:table-cell>
          <table:table-cell office:value-type="float" office:value="8.3" calcext:value-type="float">
            <text:p>8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" calcext:value-type="float">
            <text:p>1,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2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,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2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,2</text:p>
          </table:table-cell>
          <table:table-cell office:value-type="float" office:value="29.7" calcext:value-type="float">
            <text:p>29,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9.2" calcext:value-type="float">
            <text:p>29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2</text:p>
          </table:table-cell>
          <table:table-cell office:value-type="float" office:value="1" calcext:value-type="float">
            <text:p>1</text:p>
          </table:table-cell>
          <table:table-cell office:value-type="float" office:value="56.2" calcext:value-type="float">
            <text:p>56,2</text:p>
          </table:table-cell>
          <table:table-cell office:value-type="float" office:value="65.4" calcext:value-type="float">
            <text:p>65,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8.1" calcext:value-type="float">
            <text:p>28,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1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,4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57.9" calcext:value-type="float">
            <text:p>57,9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.5" calcext:value-type="float">
            <text:p>1,5</text:p>
          </table:table-cell>
          <table:table-cell office:value-type="float" office:value="19" calcext:value-type="float">
            <text:p>19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office:value-type="float" office:value="59.4" calcext:value-type="float">
            <text:p>59,4</text:p>
          </table:table-cell>
          <table:table-cell office:value-type="float" office:value="8.5" calcext:value-type="float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1</text:p>
          </table:table-cell>
          <table:table-cell office:value-type="float" office:value="1" calcext:value-type="float">
            <text:p>1</text:p>
          </table:table-cell>
          <table:table-cell office:value-type="float" office:value="103.2" calcext:value-type="float">
            <text:p>103,2</text:p>
          </table:table-cell>
          <table:table-cell office:value-type="float" office:value="298.9" calcext:value-type="float">
            <text:p>298,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office:value-type="float" office:value="103.2" calcext:value-type="float">
            <text:p>103,2</text:p>
          </table:table-cell>
          <table:table-cell office:value-type="float" office:value="21.3" calcext:value-type="float">
            <text:p>21,3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,9</text:p>
          </table:table-cell>
          <table:table-cell office:value-type="float" office:value="17.5" calcext:value-type="float">
            <text:p>1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" calcext:value-type="float">
            <text:p>16,9</text:p>
          </table:table-cell>
          <table:table-cell office:value-type="float" office:value="17.4" calcext:value-type="float">
            <text:p>17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46.4" calcext:value-type="float">
            <text:p>46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1</text:p>
          </table:table-cell>
          <table:table-cell office:value-type="float" office:value="1" calcext:value-type="float">
            <text:p>1</text:p>
          </table:table-cell>
          <table:table-cell office:value-type="float" office:value="75.2" calcext:value-type="float">
            <text:p>75,2</text:p>
          </table:table-cell>
          <table:table-cell office:value-type="float" office:value="161.3" calcext:value-type="float">
            <text:p>161,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5.2" calcext:value-type="float">
            <text:p>75,2</text:p>
          </table:table-cell>
          <table:table-cell office:value-type="float" office:value="19.8" calcext:value-type="float">
            <text:p>19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7.2" calcext:value-type="float">
            <text:p>7,2</text:p>
          </table:table-cell>
          <table:table-cell office:value-type="float" office:value="6.8" calcext:value-type="float">
            <text:p>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1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1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94.7" calcext:value-type="float">
            <text:p>94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,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23.3" calcext:value-type="float">
            <text:p>23,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1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,8</text:p>
          </table:table-cell>
          <table:table-cell office:value-type="float" office:value="117.3" calcext:value-type="float">
            <text:p>117,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,8</text:p>
          </table:table-cell>
          <table:table-cell office:value-type="float" office:value="29.8" calcext:value-type="float">
            <text:p>29,8</text:p>
          </table:table-cell>
          <table:table-cell office:value-type="float" office:value="18.2" calcext:value-type="float">
            <text:p>18,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8.8" calcext:value-type="float">
            <text:p>18,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.3" calcext:value-type="float">
            <text:p>47,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0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  <table:table-cell office:value-type="float" office:value="134.3" calcext:value-type="float">
            <text:p>134,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27.4" calcext:value-type="float">
            <text:p>27,4</text:p>
          </table:table-cell>
          <table:table-cell office:value-type="float" office:value="63.5" calcext:value-type="float">
            <text:p>63,5</text:p>
          </table:table-cell>
          <table:table-cell office:value-type="float" office:value="1.3" calcext:value-type="float">
            <text:p>1,3</text:p>
          </table:table-cell>
          <table:table-cell office:value-type="float" office:value="5.1" calcext:value-type="float">
            <text:p>5,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,9</text:p>
          </table:table-cell>
          <table:table-cell office:value-type="float" office:value="65.5" calcext:value-type="float">
            <text:p>65,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.8" calcext:value-type="float">
            <text:p>19,8</text:p>
          </table:table-cell>
          <table:table-cell office:value-type="float" office:value="28.9" calcext:value-type="float">
            <text:p>28,9</text:p>
          </table:table-cell>
          <table:table-cell office:value-type="float" office:value="12.4" calcext:value-type="float">
            <text:p>12,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,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0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0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,4</text:p>
          </table:table-cell>
          <table:table-cell office:value-type="float" office:value="32.8" calcext:value-type="float">
            <text:p>32,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6.4" calcext:value-type="float">
            <text:p>16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8.3" calcext:value-type="float">
            <text:p>8,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0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,4</text:p>
          </table:table-cell>
          <table:table-cell office:value-type="float" office:value="86.1" calcext:value-type="float">
            <text:p>86,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.1" calcext:value-type="float">
            <text:p>20,1</text:p>
          </table:table-cell>
          <table:table-cell office:value-type="float" office:value="26.4" calcext:value-type="float">
            <text:p>26,4</text:p>
          </table:table-cell>
          <table:table-cell office:value-type="float" office:value="2.3" calcext:value-type="float">
            <text:p>2,3</text:p>
          </table:table-cell>
          <table:table-cell office:value-type="float" office:value="2.9" calcext:value-type="float">
            <text:p>2,9</text:p>
          </table:table-cell>
          <table:table-cell office:value-type="float" office:value="7.5" calcext:value-type="float">
            <text:p>7,5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office:value-type="float" office:value="2.1" calcext:value-type="float">
            <text:p>2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 office:value-type="float" office:value="1" calcext:value-type="float">
            <text:p>1</text:p>
          </table:table-cell>
          <table:table-cell office:value-type="float" office:value="38.7" calcext:value-type="float">
            <text:p>38,7</text:p>
          </table:table-cell>
          <table:table-cell office:value-type="float" office:value="150.8" calcext:value-type="float">
            <text:p>150,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.1" calcext:value-type="float">
            <text:p>33,1</text:p>
          </table:table-cell>
          <table:table-cell office:value-type="float" office:value="38.7" calcext:value-type="float">
            <text:p>38,7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,2</text:p>
          </table:table-cell>
          <table:table-cell office:value-type="float" office:value="28.2" calcext:value-type="float">
            <text:p>28,2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27.6" calcext:value-type="float">
            <text:p>27,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9.8" calcext:value-type="float">
            <text:p>9,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0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137.3" calcext:value-type="float">
            <text:p>137,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7.5" calcext:value-type="float">
            <text:p>7,5</text:p>
          </table:table-cell>
          <table:table-cell office:value-type="float" office:value="14.7" calcext:value-type="float">
            <text:p>14,7</text:p>
          </table:table-cell>
          <table:table-cell office:value-type="float" office:value="3.1" calcext:value-type="float">
            <text:p>3,1</text:p>
          </table:table-cell>
          <table:table-cell office:value-type="float" office:value="3.7" calcext:value-type="float">
            <text:p>3,7</text:p>
          </table:table-cell>
          <table:table-cell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9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,2</text:p>
          </table:table-cell>
          <table:table-cell office:value-type="float" office:value="17.9" calcext:value-type="float">
            <text:p>17,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.2" calcext:value-type="float">
            <text:p>14,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9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,4</text:p>
          </table:table-cell>
          <table:table-cell office:value-type="float" office:value="13.1" calcext:value-type="float">
            <text:p>13,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9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9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8.1" calcext:value-type="float">
            <text:p>8,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9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office:value-type="float" office:value="18.8" calcext:value-type="float">
            <text:p>18,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9</text:p>
          </table:table-cell>
          <table:table-cell office:value-type="float" office:value="1" calcext:value-type="float">
            <text:p>1</text:p>
          </table:table-cell>
          <table:table-cell office:value-type="float" office:value="79.5" calcext:value-type="float">
            <text:p>79,5</text:p>
          </table:table-cell>
          <table:table-cell office:value-type="float" office:value="202.4" calcext:value-type="float">
            <text:p>202,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.7" calcext:value-type="float">
            <text:p>25,7</text:p>
          </table:table-cell>
          <table:table-cell office:value-type="float" office:value="5.7" calcext:value-type="float">
            <text:p>5,7</text:p>
          </table:table-cell>
          <table:table-cell office:value-type="float" office:value="1.7" calcext:value-type="float">
            <text:p>1,7</text:p>
          </table:table-cell>
          <table:table-cell office:value-type="float" office:value="7.6" calcext:value-type="float">
            <text:p>7,6</text:p>
          </table:table-cell>
          <table:table-cell office:value-type="float" office:value="79.5" calcext:value-type="float">
            <text:p>79,5</text:p>
          </table:table-cell>
          <table:table-cell office:value-type="float" office:value="71.6" calcext:value-type="float">
            <text:p>71,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9</text:p>
          </table:table-cell>
          <table:table-cell office:value-type="float" office:value="1" calcext:value-type="float">
            <text:p>1</text:p>
          </table:table-cell>
          <table:table-cell office:value-type="float" office:value="44.9" calcext:value-type="float">
            <text:p>44,9</text:p>
          </table:table-cell>
          <table:table-cell office:value-type="float" office:value="69.6" calcext:value-type="float">
            <text:p>69,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4.9" calcext:value-type="float">
            <text:p>44,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.7" calcext:value-type="float">
            <text:p>4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8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217.5" calcext:value-type="float">
            <text:p>217,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49.4" calcext:value-type="float">
            <text:p>49,4</text:p>
          </table:table-cell>
          <table:table-cell office:value-type="float" office:value="64.7" calcext:value-type="float">
            <text:p>64,7</text:p>
          </table:table-cell>
          <table:table-cell office:value-type="float" office:value="1.3" calcext:value-type="float">
            <text:p>1,3</text:p>
          </table:table-cell>
          <table:table-cell office:value-type="float" office:value="7.2" calcext:value-type="float">
            <text:p>7,2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office:value-type="float" office:value="30.7" calcext:value-type="float">
            <text:p>30,7</text:p>
          </table:table-cell>
          <table:table-cell office:value-type="float" office:value="11.4" calcext:value-type="float">
            <text:p>11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8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,1</text:p>
          </table:table-cell>
          <table:table-cell office:value-type="float" office:value="21.5" calcext:value-type="float">
            <text:p>21,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15.1" calcext:value-type="float">
            <text:p>15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6" calcext:value-type="float">
            <text:p>4,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8" calcext:value-type="float">
            <text:p>3,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8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,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8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8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2.9" calcext:value-type="float">
            <text:p>82,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9.1" calcext:value-type="float">
            <text:p>9,1</text:p>
          </table:table-cell>
          <table:table-cell office:value-type="float" office:value="61" calcext:value-type="float">
            <text:p>6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8</text:p>
          </table:table-cell>
          <table:table-cell office:value-type="float" office:value="1" calcext:value-type="float">
            <text:p>1</text:p>
          </table:table-cell>
          <table:table-cell office:value-type="float" office:value="130.2" calcext:value-type="float">
            <text:p>130,2</text:p>
          </table:table-cell>
          <table:table-cell office:value-type="float" office:value="221.3" calcext:value-type="float">
            <text:p>221,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9.7" calcext:value-type="float">
            <text:p>19,7</text:p>
          </table:table-cell>
          <table:table-cell office:value-type="float" office:value="33.8" calcext:value-type="float">
            <text:p>33,8</text:p>
          </table:table-cell>
          <table:table-cell office:value-type="float" office:value="4.6" calcext:value-type="float">
            <text:p>4,6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130.2" calcext:value-type="float">
            <text:p>130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8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,9</text:p>
          </table:table-cell>
          <table:table-cell office:value-type="float" office:value="28.3" calcext:value-type="float">
            <text:p>28,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3.9" calcext:value-type="float">
            <text:p>13,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7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8.8" calcext:value-type="float">
            <text:p>18,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4.5" calcext:value-type="float">
            <text:p>4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7</text:p>
          </table:table-cell>
          <table:table-cell office:value-type="float" office:value="1" calcext:value-type="float">
            <text:p>1</text:p>
          </table:table-cell>
          <table:table-cell office:value-type="float" office:value="61.8" calcext:value-type="float">
            <text:p>61,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3" calcext:value-type="float">
            <text:p>20,3</text:p>
          </table:table-cell>
          <table:table-cell office:value-type="float" office:value="5.4" calcext:value-type="float">
            <text:p>5,4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" calcext:value-type="float">
            <text:p>2,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7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0.9" calcext:value-type="float">
            <text:p>10,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.7" calcext:value-type="float">
            <text:p>12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,4</text:p>
          </table:table-cell>
          <table:table-cell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,4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7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,4</text:p>
          </table:table-cell>
          <table:table-cell office:value-type="float" office:value="45.8" calcext:value-type="float">
            <text:p>45,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7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,7</text:p>
          </table:table-cell>
          <table:table-cell office:value-type="float" office:value="8.4" calcext:value-type="float">
            <text:p>8,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6</text:p>
          </table:table-cell>
          <table:table-cell office:value-type="float" office:value="1" calcext:value-type="float">
            <text:p>1</text:p>
          </table:table-cell>
          <table:table-cell office:value-type="float" office:value="43.3" calcext:value-type="float">
            <text:p>43,3</text:p>
          </table:table-cell>
          <table:table-cell office:value-type="float" office:value="146.4" calcext:value-type="float">
            <text:p>146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27.1" calcext:value-type="float">
            <text:p>27,1</text:p>
          </table:table-cell>
          <table:table-cell office:value-type="float" office:value="5.8" calcext:value-type="float">
            <text:p>5,8</text:p>
          </table:table-cell>
          <table:table-cell office:value-type="float" office:value="32.8" calcext:value-type="float">
            <text:p>32,8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5.5" calcext:value-type="float">
            <text:p>15,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6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3.4" calcext:value-type="float">
            <text:p>13,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8" calcext:value-type="float">
            <text:p>7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6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6.2" calcext:value-type="float">
            <text:p>16,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6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6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,8</text:p>
          </table:table-cell>
          <table:table-cell office:value-type="float" office:value="9.2" calcext:value-type="float">
            <text:p>9,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6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9.4" calcext:value-type="float">
            <text:p>389,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10.1" calcext:value-type="float">
            <text:p>10,1</text:p>
          </table:table-cell>
          <table:table-cell office:value-type="float" office:value="12.7" calcext:value-type="float">
            <text:p>1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29.5" calcext:value-type="float">
            <text:p>29,5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,3</text:p>
          </table:table-cell>
          <table:table-cell office:value-type="float" office:value="11.2" calcext:value-type="float">
            <text:p>11,2</text:p>
          </table:table-cell>
          <table:table-cell office:value-type="float" office:value="15.8" calcext:value-type="float">
            <text:p>15,8</text:p>
          </table:table-cell>
          <table:table-cell office:value-type="float" office:value="29.5" calcext:value-type="float">
            <text:p>29,5</text:p>
          </table:table-cell>
          <table:table-cell office:value-type="float" office:value="90" calcext:value-type="float">
            <text:p>90</text:p>
          </table:table-cell>
          <table:table-cell office:value-type="float" office:value="4.6" calcext:value-type="float">
            <text:p>4,6</text:p>
          </table:table-cell>
          <table:table-cell office:value-type="float" office:value="3.4" calcext:value-type="float">
            <text:p>3,4</text:p>
          </table:table-cell>
          <table:table-cell office:value-type="float" office:value="52.8" calcext:value-type="float">
            <text:p>52,8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5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5.3" calcext:value-type="float">
            <text:p>15,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.7" calcext:value-type="float">
            <text:p>22,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5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1.5" calcext:value-type="float">
            <text:p>11,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7" calcext:value-type="float">
            <text:p>7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5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23.4" calcext:value-type="float">
            <text:p>23,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4.5" calcext:value-type="float">
            <text:p>4,5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.3" calcext:value-type="float">
            <text:p>34,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6.3" calcext:value-type="float">
            <text:p>6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5</text:p>
          </table:table-cell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,6</text:p>
          </table:table-cell>
          <table:table-cell office:value-type="float" office:value="119.1" calcext:value-type="float">
            <text:p>119,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.9" calcext:value-type="float">
            <text:p>13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.6" calcext:value-type="float">
            <text:p>50,6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,6</text:p>
          </table:table-cell>
          <table:table-cell office:value-type="float" office:value="33.6" calcext:value-type="float">
            <text:p>33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 office:value-type="float" office:value="1" calcext:value-type="float">
            <text:p>1</text:p>
          </table:table-cell>
          <table:table-cell office:value-type="float" office:value="18.3" calcext:value-type="float">
            <text:p>18,3</text:p>
          </table:table-cell>
          <table:table-cell office:value-type="float" office:value="21.2" calcext:value-type="float">
            <text:p>21,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5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,1</text:p>
          </table:table-cell>
          <table:table-cell office:value-type="float" office:value="71.1" calcext:value-type="float">
            <text:p>71,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8.7" calcext:value-type="float">
            <text:p>8,7</text:p>
          </table:table-cell>
          <table:table-cell office:value-type="float" office:value="40.1" calcext:value-type="float">
            <text:p>40,1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4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,3</text:p>
          </table:table-cell>
          <table:table-cell office:value-type="float" office:value="225.8" calcext:value-type="float">
            <text:p>225,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0.7" calcext:value-type="float">
            <text:p>30,7</text:p>
          </table:table-cell>
          <table:table-cell office:value-type="float" office:value="27.5" calcext:value-type="float">
            <text:p>2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4</text:p>
          </table:table-cell>
          <table:table-cell office:value-type="float" office:value="1" calcext:value-type="float">
            <text:p>1</text:p>
          </table:table-cell>
          <table:table-cell office:value-type="float" office:value="39.9" calcext:value-type="float">
            <text:p>39,9</text:p>
          </table:table-cell>
          <table:table-cell office:value-type="float" office:value="95.2" calcext:value-type="float">
            <text:p>95,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3.8" calcext:value-type="float">
            <text:p>3,8</text:p>
          </table:table-cell>
          <table:table-cell office:value-type="float" office:value="28.7" calcext:value-type="float">
            <text:p>28,7</text:p>
          </table:table-cell>
          <table:table-cell office:value-type="float" office:value="39.9" calcext:value-type="float">
            <text:p>39,9</text:p>
          </table:table-cell>
          <table:table-cell office:value-type="float" office:value="8.7" calcext:value-type="float">
            <text:p>8,7</text:p>
          </table:table-cell>
          <table:table-cell office:value-type="float" office:value="3.9" calcext:value-type="float">
            <text:p>3,9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4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,9</text:p>
          </table:table-cell>
          <table:table-cell office:value-type="float" office:value="25.9" calcext:value-type="float">
            <text:p>25,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,9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4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3.5" calcext:value-type="float">
            <text:p>13,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2" calcext:value-type="float">
            <text:p>10,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4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office:value-type="float" office:value="1.2" calcext:value-type="float">
            <text:p>1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4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3.2" calcext:value-type="float">
            <text:p>3,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23.8" calcext:value-type="float">
            <text:p>23,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3</text:p>
          </table:table-cell>
          <table:table-cell office:value-type="float" office:value="1" calcext:value-type="float">
            <text:p>1</text:p>
          </table:table-cell>
          <table:table-cell office:value-type="float" office:value="44.6" calcext:value-type="float">
            <text:p>44,6</text:p>
          </table:table-cell>
          <table:table-cell office:value-type="float" office:value="197.9" calcext:value-type="float">
            <text:p>197,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1.3" calcext:value-type="float">
            <text:p>31,3</text:p>
          </table:table-cell>
          <table:table-cell office:value-type="float" office:value="31.2" calcext:value-type="float">
            <text:p>31,2</text:p>
          </table:table-cell>
          <table:table-cell office:value-type="float" office:value="22.8" calcext:value-type="float">
            <text:p>22,8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6" calcext:value-type="float">
            <text:p>44,6</text:p>
          </table:table-cell>
          <table:table-cell office:value-type="float" office:value="4.1" calcext:value-type="float">
            <text:p>4,1</text:p>
          </table:table-cell>
          <table:table-cell office:value-type="float" office:value="19.5" calcext:value-type="float">
            <text:p>19,5</text:p>
          </table:table-cell>
          <table:table-cell office:value-type="float" office:value="8.9" calcext:value-type="float">
            <text:p>8,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40.3" calcext:value-type="float">
            <text:p>40,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2.1" calcext:value-type="float">
            <text:p>2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4.1" calcext:value-type="float">
            <text:p>4,1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.6" calcext:value-type="float">
            <text:p>14,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4.6" calcext:value-type="float">
            <text:p>14,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3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1.3" calcext:value-type="float">
            <text:p>11,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3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9.9" calcext:value-type="float">
            <text:p>9,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3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,7</text:p>
          </table:table-cell>
          <table:table-cell office:value-type="float" office:value="22.9" calcext:value-type="float">
            <text:p>22,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3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4" calcext:value-type="float">
            <text:p>15,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9" calcext:value-type="float">
            <text:p>7,9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3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float" office:value="32.7" calcext:value-type="float">
            <text:p>32,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3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1" calcext:value-type="float">
            <text:p>6,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,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3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,8</text:p>
          </table:table-cell>
          <table:table-cell office:value-type="float" office:value="121.5" calcext:value-type="float">
            <text:p>121,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22.4" calcext:value-type="float">
            <text:p>22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float" office:value="38.8" calcext:value-type="float">
            <text:p>38,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2</text:p>
          </table:table-cell>
          <table:table-cell office:value-type="float" office:value="1" calcext:value-type="float">
            <text:p>1</text:p>
          </table:table-cell>
          <table:table-cell office:value-type="float" office:value="32.7" calcext:value-type="float">
            <text:p>32,7</text:p>
          </table:table-cell>
          <table:table-cell office:value-type="float" office:value="103.2" calcext:value-type="float">
            <text:p>103,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9.6" calcext:value-type="float">
            <text:p>9,6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,6</text:p>
          </table:table-cell>
          <table:table-cell office:value-type="float" office:value="14.2" calcext:value-type="float">
            <text:p>14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.7" calcext:value-type="float">
            <text:p>32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8.5" calcext:value-type="float">
            <text:p>8,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float" office:value="4.7" calcext:value-type="float">
            <text:p>4,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6.7" calcext:value-type="float">
            <text:p>56,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6" calcext:value-type="float">
            <text:p>0,6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10.2" calcext:value-type="float">
            <text:p>10,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2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3" calcext:value-type="float">
            <text:p>11,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.7" calcext:value-type="float">
            <text:p>2,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2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8" calcext:value-type="float">
            <text:p>15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1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office:value-type="float" office:value="56.8" calcext:value-type="float">
            <text:p>56,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1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,5</text:p>
          </table:table-cell>
          <table:table-cell office:value-type="float" office:value="85.8" calcext:value-type="float">
            <text:p>85,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5.9" calcext:value-type="float">
            <text:p>15,9</text:p>
          </table:table-cell>
          <table:table-cell office:value-type="float" office:value="49.5" calcext:value-type="float">
            <text:p>49,5</text:p>
          </table:table-cell>
          <table:table-cell office:value-type="float" office:value="11.3" calcext:value-type="float">
            <text:p>11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1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,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office:value-type="float" office:value="16.1" calcext:value-type="float">
            <text:p>16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1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6.1" calcext:value-type="float">
            <text:p>6,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1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8.4" calcext:value-type="float">
            <text:p>8,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1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5.1" calcext:value-type="float">
            <text:p>25,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1</text:p>
          </table:table-cell>
          <table:table-cell office:value-type="float" office:value="1" calcext:value-type="float">
            <text:p>1</text:p>
          </table:table-cell>
          <table:table-cell office:value-type="float" office:value="70.3" calcext:value-type="float">
            <text:p>70,3</text:p>
          </table:table-cell>
          <table:table-cell office:value-type="float" office:value="184.6" calcext:value-type="float">
            <text:p>184,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,2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.9" calcext:value-type="float">
            <text:p>2,9</text:p>
          </table:table-cell>
          <table:table-cell office:value-type="float" office:value="34.4" calcext:value-type="float">
            <text:p>34,4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,3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9.1" calcext:value-type="float">
            <text:p>9,1</text:p>
          </table:table-cell>
          <table:table-cell office:value-type="float" office:value="4.7" calcext:value-type="float">
            <text:p>4,7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1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,1</text:p>
          </table:table-cell>
          <table:table-cell office:value-type="float" office:value="10.5" calcext:value-type="float">
            <text:p>10,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1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,2</text:p>
          </table:table-cell>
          <table:table-cell office:value-type="float" office:value="44.4" calcext:value-type="float">
            <text:p>44,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0</text:p>
          </table:table-cell>
          <table:table-cell office:value-type="float" office:value="1" calcext:value-type="float">
            <text:p>1</text:p>
          </table:table-cell>
          <table:table-cell office:value-type="float" office:value="83.7" calcext:value-type="float">
            <text:p>83,7</text:p>
          </table:table-cell>
          <table:table-cell office:value-type="float" office:value="165.9" calcext:value-type="float">
            <text:p>165,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3.2" calcext:value-type="float">
            <text:p>3,2</text:p>
          </table:table-cell>
          <table:table-cell office:value-type="float" office:value="83.7" calcext:value-type="float">
            <text:p>83,7</text:p>
          </table:table-cell>
          <table:table-cell office:value-type="float" office:value="14.3" calcext:value-type="float">
            <text:p>14,3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0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,3</text:p>
          </table:table-cell>
          <table:table-cell office:value-type="float" office:value="114.2" calcext:value-type="float">
            <text:p>114,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21.1" calcext:value-type="float">
            <text:p>21,1</text:p>
          </table:table-cell>
          <table:table-cell office:value-type="float" office:value="20.3" calcext:value-type="float">
            <text:p>20,3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3.7" calcext:value-type="float">
            <text:p>1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15.1" calcext:value-type="float">
            <text:p>1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0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,5</text:p>
          </table:table-cell>
          <table:table-cell office:value-type="float" office:value="48.9" calcext:value-type="float">
            <text:p>48,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3.2" calcext:value-type="float">
            <text:p>13,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5.5" calcext:value-type="float">
            <text:p>5,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3.4" calcext:value-type="float">
            <text:p>3,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0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11.6" calcext:value-type="float">
            <text:p>11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  <table:table-cell office:value-type="float" office:value="3.3" calcext:value-type="float">
            <text:p>3,3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0</text:p>
          </table:table-cell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,8</text:p>
          </table:table-cell>
          <table:table-cell office:value-type="float" office:value="56.4" calcext:value-type="float">
            <text:p>56,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,2</text:p>
          </table:table-cell>
          <table:table-cell office:value-type="float" office:value="16.8" calcext:value-type="float">
            <text:p>16,8</text:p>
          </table:table-cell>
          <table:table-cell office:value-type="float" office:value="0.4" calcext:value-type="float">
            <text:p>0,4</text:p>
          </table:table-cell>
          <table:table-cell office:value-type="float" office:value="15.3" calcext:value-type="float">
            <text:p>15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0</text:p>
          </table:table-cell>
          <table:table-cell office:value-type="float" office:value="1" calcext:value-type="float">
            <text:p>1</text:p>
          </table:table-cell>
          <table:table-cell office:value-type="float" office:value="79.2" calcext:value-type="float">
            <text:p>79,2</text:p>
          </table:table-cell>
          <table:table-cell office:value-type="float" office:value="273.4" calcext:value-type="float">
            <text:p>273,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79.2" calcext:value-type="float">
            <text:p>79,2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,3</text:p>
          </table:table-cell>
          <table:table-cell office:value-type="float" office:value="4.8" calcext:value-type="float">
            <text:p>4,8</text:p>
          </table:table-cell>
          <table:table-cell office:value-type="float" office:value="4" calcext:value-type="float">
            <text:p>4</text:p>
          </table:table-cell>
          <table:table-cell office:value-type="float" office:value="76.7" calcext:value-type="float">
            <text:p>76,7</text:p>
          </table:table-cell>
          <table:table-cell office:value-type="float" office:value="10.9" calcext:value-type="float">
            <text:p>10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0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67.4" calcext:value-type="float">
            <text:p>67,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4" calcext:value-type="float">
            <text:p>1,4</text:p>
          </table:table-cell>
          <table:table-cell office:value-type="float" office:value="22.2" calcext:value-type="float">
            <text:p>22,2</text:p>
          </table:table-cell>
          <table:table-cell office:value-type="float" office:value="25.6" calcext:value-type="float">
            <text:p>25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8" calcext:value-type="float">
            <text:p>15,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9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,5</text:p>
          </table:table-cell>
          <table:table-cell office:value-type="float" office:value="63.3" calcext:value-type="float">
            <text:p>63,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9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.7" calcext:value-type="float">
            <text:p>2,7</text:p>
          </table:table-cell>
          <table:table-cell office:value-type="float" office:value="1.2" calcext:value-type="float">
            <text:p>1,2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8.8" calcext:value-type="float">
            <text:p>148,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9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9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,4</text:p>
          </table:table-cell>
          <table:table-cell office:value-type="float" office:value="26.3" calcext:value-type="float">
            <text:p>26,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0.4" calcext:value-type="float">
            <text:p>20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9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12.5" calcext:value-type="float">
            <text:p>12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9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,1</text:p>
          </table:table-cell>
          <table:table-cell office:value-type="float" office:value="75.8" calcext:value-type="float">
            <text:p>75,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 office:value-type="float" office:value="15.2" calcext:value-type="float">
            <text:p>15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" calcext:value-type="float">
            <text:p>17,8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0.1" calcext:value-type="float">
            <text:p>20,1</text:p>
          </table:table-cell>
          <table:table-cell office:value-type="float" office:value="2.1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9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3.7" calcext:value-type="float">
            <text:p>23,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9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9</text:p>
          </table:table-cell>
          <table:table-cell office:value-type="float" office:value="1" calcext:value-type="float">
            <text:p>1</text:p>
          </table:table-cell>
          <table:table-cell office:value-type="float" office:value="34.1" calcext:value-type="float">
            <text:p>34,1</text:p>
          </table:table-cell>
          <table:table-cell office:value-type="float" office:value="129.5" calcext:value-type="float">
            <text:p>129,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.1" calcext:value-type="float">
            <text:p>34,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,6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.2" calcext:value-type="float">
            <text:p>25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,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8</text:p>
          </table:table-cell>
          <table:table-cell office:value-type="float" office:value="1" calcext:value-type="float">
            <text:p>1</text:p>
          </table:table-cell>
          <table:table-cell office:value-type="float" office:value="40.7" calcext:value-type="float">
            <text:p>40,7</text:p>
          </table:table-cell>
          <table:table-cell office:value-type="float" office:value="79.4" calcext:value-type="float">
            <text:p>79,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40.7" calcext:value-type="float">
            <text:p>40,7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5.5" calcext:value-type="float">
            <text:p>5,5</text:p>
          </table:table-cell>
          <table:table-cell office:value-type="float" office:value="15.5" calcext:value-type="float">
            <text:p>15,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8</text:p>
          </table:table-cell>
          <table:table-cell office:value-type="float" office:value="1" calcext:value-type="float">
            <text:p>1</text:p>
          </table:table-cell>
          <table:table-cell office:value-type="float" office:value="108.6" calcext:value-type="float">
            <text:p>108,6</text:p>
          </table:table-cell>
          <table:table-cell office:value-type="float" office:value="171.2" calcext:value-type="float">
            <text:p>171,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108.6" calcext:value-type="float">
            <text:p>108,6</text:p>
          </table:table-cell>
          <table:table-cell office:value-type="float" office:value="8.1" calcext:value-type="float">
            <text:p>8,1</text:p>
          </table:table-cell>
          <table:table-cell office:value-type="float" office:value="5.9" calcext:value-type="float">
            <text:p>5,9</text:p>
          </table:table-cell>
          <table:table-cell office:value-type="float" office:value="2.9" calcext:value-type="float">
            <text:p>2,9</text:p>
          </table:table-cell>
          <table:table-cell office:value-type="float" office:value="1.2" calcext:value-type="float">
            <text:p>1,2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5.6" calcext:value-type="float">
            <text:p>5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8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office:value-type="float" office:value="14.6" calcext:value-type="float">
            <text:p>14,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.6" calcext:value-type="float">
            <text:p>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2.2" calcext:value-type="float">
            <text:p>102,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,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8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71.5" calcext:value-type="float">
            <text:p>71,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,6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8</text:p>
          </table:table-cell>
          <table:table-cell office:value-type="float" office:value="1" calcext:value-type="float">
            <text:p>1</text:p>
          </table:table-cell>
          <table:table-cell office:value-type="float" office:value="109.5" calcext:value-type="float">
            <text:p>109,5</text:p>
          </table:table-cell>
          <table:table-cell office:value-type="float" office:value="177.4" calcext:value-type="float">
            <text:p>177,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0.6" calcext:value-type="float">
            <text:p>10,6</text:p>
          </table:table-cell>
          <table:table-cell office:value-type="float" office:value="9" calcext:value-type="float">
            <text:p>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5.3" calcext:value-type="float">
            <text:p>25,3</text:p>
          </table:table-cell>
          <table:table-cell office:value-type="float" office:value="9.7" calcext:value-type="float">
            <text:p>9,7</text:p>
          </table:table-cell>
          <table:table-cell office:value-type="float" office:value="109.5" calcext:value-type="float">
            <text:p>109,5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8</text:p>
          </table:table-cell>
          <table:table-cell office:value-type="float" office:value="1" calcext:value-type="float">
            <text:p>1</text:p>
          </table:table-cell>
          <table:table-cell office:value-type="float" office:value="33.7" calcext:value-type="float">
            <text:p>33,7</text:p>
          </table:table-cell>
          <table:table-cell office:value-type="float" office:value="44.3" calcext:value-type="float">
            <text:p>44,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7" calcext:value-type="float">
            <text:p>3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8.2" calcext:value-type="float">
            <text:p>78,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,3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2.3" calcext:value-type="float">
            <text:p>22,3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7</text:p>
          </table:table-cell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,8</text:p>
          </table:table-cell>
          <table:table-cell office:value-type="float" office:value="76.8" calcext:value-type="float">
            <text:p>76,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5.8" calcext:value-type="float">
            <text:p>15,8</text:p>
          </table:table-cell>
          <table:table-cell office:value-type="float" office:value="1.6" calcext:value-type="float">
            <text:p>1,6</text:p>
          </table:table-cell>
          <table:table-cell office:value-type="float" office:value="34.8" calcext:value-type="float">
            <text:p>34,8</text:p>
          </table:table-cell>
          <table:table-cell office:value-type="float" office:value="2.5" calcext:value-type="float">
            <text:p>2,5</text:p>
          </table:table-cell>
          <table:table-cell office:value-type="float" office:value="10.4" calcext:value-type="float">
            <text:p>10,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7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,4</text:p>
          </table:table-cell>
          <table:table-cell office:value-type="float" office:value="13.3" calcext:value-type="float">
            <text:p>13,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.4" calcext:value-type="float">
            <text:p>9,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7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float" office:value="5.4" calcext:value-type="float">
            <text:p>5,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7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5" calcext:value-type="float">
            <text:p>10,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4.3" calcext:value-type="float">
            <text:p>44,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7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7</text:p>
          </table:table-cell>
          <table:table-cell office:value-type="float" office:value="1" calcext:value-type="float">
            <text:p>1</text:p>
          </table:table-cell>
          <table:table-cell office:value-type="float" office:value="48.7" calcext:value-type="float">
            <text:p>48,7</text:p>
          </table:table-cell>
          <table:table-cell office:value-type="float" office:value="195.8" calcext:value-type="float">
            <text:p>195,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8.3" calcext:value-type="float">
            <text:p>38,3</text:p>
          </table:table-cell>
          <table:table-cell office:value-type="float" office:value="7.3" calcext:value-type="float">
            <text:p>7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.7" calcext:value-type="float">
            <text:p>48,7</text:p>
          </table:table-cell>
          <table:table-cell office:value-type="float" office:value="7.2" calcext:value-type="float">
            <text:p>7,2</text:p>
          </table:table-cell>
          <table:table-cell office:value-type="float" office:value="24.6" calcext:value-type="float">
            <text:p>24,6</text:p>
          </table:table-cell>
          <table:table-cell office:value-type="float" office:value="6.3" calcext:value-type="float">
            <text:p>6,3</text:p>
          </table:table-cell>
          <table:table-cell office:value-type="float" office:value="17.9" calcext:value-type="float">
            <text:p>17,9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12.4" calcext:value-type="float">
            <text:p>12,4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7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,7</text:p>
          </table:table-cell>
          <table:table-cell office:value-type="float" office:value="44.5" calcext:value-type="float">
            <text:p>44,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11.5" calcext:value-type="float">
            <text:p>11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6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12.9" calcext:value-type="float">
            <text:p>12,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.1" calcext:value-type="float">
            <text:p>4,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6</text:p>
          </table:table-cell>
          <table:table-cell office:value-type="float" office:value="1" calcext:value-type="float">
            <text:p>1</text:p>
          </table:table-cell>
          <table:table-cell office:value-type="float" office:value="74.6" calcext:value-type="float">
            <text:p>74,6</text:p>
          </table:table-cell>
          <table:table-cell office:value-type="float" office:value="198.2" calcext:value-type="float">
            <text:p>198,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office:value-type="float" office:value="74.6" calcext:value-type="float">
            <text:p>74,6</text:p>
          </table:table-cell>
          <table:table-cell office:value-type="float" office:value="46.6" calcext:value-type="float">
            <text:p>46,6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82.5" calcext:value-type="float">
            <text:p>182,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6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4.3" calcext:value-type="float">
            <text:p>4,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6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,2</text:p>
          </table:table-cell>
          <table:table-cell office:value-type="float" office:value="19.8" calcext:value-type="float">
            <text:p>19,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.7" calcext:value-type="float">
            <text:p>13,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6</text:p>
          </table:table-cell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,5</text:p>
          </table:table-cell>
          <table:table-cell office:value-type="float" office:value="96.1" calcext:value-type="float">
            <text:p>96,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7.7" calcext:value-type="float">
            <text:p>27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14.5" calcext:value-type="float">
            <text:p>14,5</text:p>
          </table:table-cell>
          <table:table-cell office:value-type="float" office:value="33.5" calcext:value-type="float">
            <text:p>33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6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,3</text:p>
          </table:table-cell>
          <table:table-cell office:value-type="float" office:value="229.6" calcext:value-type="float">
            <text:p>229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.6" calcext:value-type="float">
            <text:p>9,6</text:p>
          </table:table-cell>
          <table:table-cell office:value-type="float" office:value="3.5" calcext:value-type="float">
            <text:p>3,5</text:p>
          </table:table-cell>
          <table:table-cell office:value-type="float" office:value="24.1" calcext:value-type="float">
            <text:p>24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3" calcext:value-type="float">
            <text:p>67,3</text:p>
          </table:table-cell>
          <table:table-cell office:value-type="float" office:value="3.6" calcext:value-type="float">
            <text:p>3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,4</text:p>
          </table:table-cell>
          <table:table-cell office:value-type="float" office:value="61.2" calcext:value-type="float">
            <text:p>6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4" calcext:value-type="float">
            <text:p>55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5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1.9" calcext:value-type="float">
            <text:p>11,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8.1" calcext:value-type="float">
            <text:p>8,1</text:p>
          </table:table-cell>
          <table:table-cell office:value-type="float" office:value="72.5" calcext:value-type="float">
            <text:p>72,5</text:p>
          </table:table-cell>
          <table:table-cell office:value-type="float" office:value="3.4" calcext:value-type="float">
            <text:p>3,4</text:p>
          </table:table-cell>
          <table:table-cell office:value-type="float" office:value="5.1" calcext:value-type="float">
            <text:p>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5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5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,5</text:p>
          </table:table-cell>
          <table:table-cell office:value-type="float" office:value="48.9" calcext:value-type="float">
            <text:p>48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4.5" calcext:value-type="float">
            <text:p>4,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1" calcext:value-type="float">
            <text:p>4,1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5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,4</text:p>
          </table:table-cell>
          <table:table-cell office:value-type="float" office:value="172.4" calcext:value-type="float">
            <text:p>172,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.4" calcext:value-type="float">
            <text:p>54,4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20.9" calcext:value-type="float">
            <text:p>20,9</text:p>
          </table:table-cell>
          <table:table-cell office:value-type="float" office:value="6.8" calcext:value-type="float">
            <text:p>6,8</text:p>
          </table:table-cell>
          <table:table-cell office:value-type="float" office:value="41.1" calcext:value-type="float">
            <text:p>41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,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5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,6</text:p>
          </table:table-cell>
          <table:table-cell office:value-type="float" office:value="46.3" calcext:value-type="float">
            <text:p>46,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,7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3.3" calcext:value-type="float">
            <text:p>13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31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3T17:12:09.570459353</dc:date>
    <meta:editing-duration>PT58M27S</meta:editing-duration>
    <meta:editing-cycles>5</meta:editing-cycles>
    <meta:generator>LibreOffice/7.5.1.2$Linux_X86_64 LibreOffice_project/fcbaee479e84c6cd81291587d2ee68cba099e129</meta:generator>
    <meta:document-statistic meta:table-count="2" meta:cell-count="31955" meta:object-count="0"/>
  </office:meta>
</office:document-meta>
</file>